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4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0.7835in" svg:y="0.0394in">
            <draw:object draw:notify-on-update-of-ranges="Sheet1.K6:Sheet1.K6 Sheet1.K7:Sheet1.K9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Calore Specifico</text:p>
          </table:table-cell>
          <table:table-cell office:value-type="float" office:value="4186" calcext:value-type="float">
            <text:p>4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tenza</text:p>
          </table:table-cell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mperatura iniziale</text:p>
          </table:table-cell>
          <table:table-cell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ssa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 Dissipazione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Comando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dissi</text:p>
          </table:table-cell>
          <table:table-cell office:value-type="string" calcext:value-type="string">
            <text:p>U Corr</text:p>
          </table:table-cell>
          <table:table-cell office:value-type="string" calcext:value-type="string">
            <text:p>DT cor</text:p>
          </table:table-cell>
          <table:table-cell office:value-type="string" calcext:value-type="string">
            <text:p>T cor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]*[.$B$2]" office:value-type="float" office:value="0" calcext:value-type="float">
            <text:p>0</text:p>
          </table:table-cell>
          <table:table-cell table:formula="of:=[.E7]/[.$B$4]/[.$B$1]" office:value-type="float" office:value="0" calcext:value-type="float">
            <text:p>0</text:p>
          </table:table-cell>
          <table:table-cell table:formula="of:=[.$B$3]+[.F7]" office:value-type="float" office:value="25" calcext:value-type="float">
            <text:p>25</text:p>
          </table:table-cell>
          <table:table-cell table:formula="of:=([.G7]-[.$B$3])*[.$B$5]" office:value-type="float" office:value="0" calcext:value-type="float">
            <text:p>0</text:p>
          </table:table-cell>
          <table:table-cell table:formula="of:=[.E7]-[.H7]" office:value-type="float" office:value="0" calcext:value-type="float">
            <text:p>0</text:p>
          </table:table-cell>
          <table:table-cell table:formula="of:=[.I7]/[.$B$1]/[.$B$4]" office:value-type="float" office:value="0" calcext:value-type="float">
            <text:p>0</text:p>
          </table:table-cell>
          <table:table-cell table:formula="of:=[.J7]+[.$B$3]"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([.C8]-[.C7])*[.$B$2]*[.D8]+[.E7]" office:value-type="float" office:value="7500" calcext:value-type="float">
            <text:p>7500</text:p>
          </table:table-cell>
          <table:table-cell table:formula="of:=[.E8]/[.$B$4]/[.$B$1]" office:value-type="float" office:value="0.298614429049212" calcext:value-type="float">
            <text:p>0.298614429049212</text:p>
          </table:table-cell>
          <table:table-cell table:formula="of:=[.$B$3]+[.F8]" office:value-type="float" office:value="25.2986144290492" calcext:value-type="float">
            <text:p>25.2986144290492</text:p>
          </table:table-cell>
          <table:table-cell table:formula="of:=([.G8]-[.$B$3])*[.$B$5]" office:value-type="float" office:value="59.7228858098426" calcext:value-type="float">
            <text:p>59.7228858098426</text:p>
          </table:table-cell>
          <table:table-cell table:formula="of:=([.C8]-[.C7])*[.$B$2]*[.D8]+[.I7]-[.H8]" office:value-type="float" office:value="7440.27711419016" calcext:value-type="float">
            <text:p>7440.27711419016</text:p>
          </table:table-cell>
          <table:table-cell table:formula="of:=[.I8]/[.$B$1]/[.$B$4]" office:value-type="float" office:value="0.296236546989575" calcext:value-type="float">
            <text:p>0.296236546989575</text:p>
          </table:table-cell>
          <table:table-cell table:formula="of:=[.J8]+[.$B$3]" office:value-type="float" office:value="25.2962365469896" calcext:value-type="float">
            <text:p>25.2962365469896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([.C9]-[.C8])*[.$B$2]*[.D9]+[.E8]" office:value-type="float" office:value="15000" calcext:value-type="float">
            <text:p>15000</text:p>
          </table:table-cell>
          <table:table-cell table:formula="of:=[.E9]/[.$B$4]/[.$B$1]" office:value-type="float" office:value="0.597228858098423" calcext:value-type="float">
            <text:p>0.597228858098423</text:p>
          </table:table-cell>
          <table:table-cell table:formula="of:=[.$B$3]+[.F9]" office:value-type="float" office:value="25.5972288580984" calcext:value-type="float">
            <text:p>25.5972288580984</text:p>
          </table:table-cell>
          <table:table-cell table:formula="of:=([.G9]-[.$B$3])*[.$B$5]" office:value-type="float" office:value="119.445771619684" calcext:value-type="float">
            <text:p>119.445771619684</text:p>
          </table:table-cell>
          <table:table-cell table:formula="of:=([.C9]-[.C8])*[.$B$2]*[.D9]+[.I8]-[.H9]" office:value-type="float" office:value="14820.8313425705" calcext:value-type="float">
            <text:p>14820.8313425705</text:p>
          </table:table-cell>
          <table:table-cell table:formula="of:=[.I9]/[.$B$1]/[.$B$4]" office:value-type="float" office:value="0.590095211919512" calcext:value-type="float">
            <text:p>0.590095211919512</text:p>
          </table:table-cell>
          <table:table-cell table:formula="of:=[.J9]+[.$B$3]" office:value-type="float" office:value="25.5900952119195" calcext:value-type="float">
            <text:p>25.5900952119195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([.C10]-[.C9])*[.$B$2]*[.D10]+[.E9]" office:value-type="float" office:value="22500" calcext:value-type="float">
            <text:p>22500</text:p>
          </table:table-cell>
          <table:table-cell table:formula="of:=[.E10]/[.$B$4]/[.$B$1]" office:value-type="float" office:value="0.895843287147635" calcext:value-type="float">
            <text:p>0.895843287147635</text:p>
          </table:table-cell>
          <table:table-cell table:formula="of:=[.$B$3]+[.F10]" office:value-type="float" office:value="25.8958432871476" calcext:value-type="float">
            <text:p>25.8958432871476</text:p>
          </table:table-cell>
          <table:table-cell table:formula="of:=([.G10]-[.$B$3])*[.$B$5]" office:value-type="float" office:value="179.168657429527" calcext:value-type="float">
            <text:p>179.168657429527</text:p>
          </table:table-cell>
          <table:table-cell table:formula="of:=([.C10]-[.C9])*[.$B$2]*[.D10]+[.I9]-[.H10]" office:value-type="float" office:value="22141.6626851409" calcext:value-type="float">
            <text:p>22141.6626851409</text:p>
          </table:table-cell>
          <table:table-cell table:formula="of:=[.I10]/[.$B$1]/[.$B$4]" office:value-type="float" office:value="0.881575994789813" calcext:value-type="float">
            <text:p>0.881575994789813</text:p>
          </table:table-cell>
          <table:table-cell table:formula="of:=[.J10]+[.$B$3]" office:value-type="float" office:value="25.8815759947898" calcext:value-type="float">
            <text:p>25.8815759947898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([.C11]-[.C10])*[.$B$2]*[.D11]+[.E10]" office:value-type="float" office:value="30000" calcext:value-type="float">
            <text:p>30000</text:p>
          </table:table-cell>
          <table:table-cell table:formula="of:=[.E11]/[.$B$4]/[.$B$1]" office:value-type="float" office:value="1.19445771619685" calcext:value-type="float">
            <text:p>1.19445771619685</text:p>
          </table:table-cell>
          <table:table-cell table:formula="of:=[.$B$3]+[.F11]" office:value-type="float" office:value="26.1944577161968" calcext:value-type="float">
            <text:p>26.1944577161968</text:p>
          </table:table-cell>
          <table:table-cell table:formula="of:=([.G11]-[.$B$3])*[.$B$5]" office:value-type="float" office:value="238.891543239369" calcext:value-type="float">
            <text:p>238.891543239369</text:p>
          </table:table-cell>
          <table:table-cell table:formula="of:=([.C11]-[.C10])*[.$B$2]*[.D11]+[.I10]-[.H11]" office:value-type="float" office:value="29402.7711419016" calcext:value-type="float">
            <text:p>29402.7711419016</text:p>
          </table:table-cell>
          <table:table-cell table:formula="of:=[.I11]/[.$B$1]/[.$B$4]" office:value-type="float" office:value="1.17067889560048" calcext:value-type="float">
            <text:p>1.17067889560048</text:p>
          </table:table-cell>
          <table:table-cell table:formula="of:=[.J11]+[.$B$3]" office:value-type="float" office:value="26.1706788956005" calcext:value-type="float">
            <text:p>26.1706788956005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([.C12]-[.C11])*[.$B$2]*[.D12]+[.E11]" office:value-type="float" office:value="37500" calcext:value-type="float">
            <text:p>37500</text:p>
          </table:table-cell>
          <table:table-cell table:formula="of:=[.E12]/[.$B$4]/[.$B$1]" office:value-type="float" office:value="1.49307214524606" calcext:value-type="float">
            <text:p>1.49307214524606</text:p>
          </table:table-cell>
          <table:table-cell table:formula="of:=[.$B$3]+[.F12]" office:value-type="float" office:value="26.4930721452461" calcext:value-type="float">
            <text:p>26.4930721452461</text:p>
          </table:table-cell>
          <table:table-cell table:formula="of:=([.G12]-[.$B$3])*[.$B$5]" office:value-type="float" office:value="298.614429049211" calcext:value-type="float">
            <text:p>298.614429049211</text:p>
          </table:table-cell>
          <table:table-cell table:formula="of:=([.C12]-[.C11])*[.$B$2]*[.D12]+[.I11]-[.H12]" office:value-type="float" office:value="36604.1567128524" calcext:value-type="float">
            <text:p>36604.1567128524</text:p>
          </table:table-cell>
          <table:table-cell table:formula="of:=[.I12]/[.$B$1]/[.$B$4]" office:value-type="float" office:value="1.4574039143515" calcext:value-type="float">
            <text:p>1.4574039143515</text:p>
          </table:table-cell>
          <table:table-cell table:formula="of:=[.J12]+[.$B$3]" office:value-type="float" office:value="26.4574039143515" calcext:value-type="float">
            <text:p>26.4574039143515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([.C13]-[.C12])*[.$B$2]*[.D13]+[.E12]" office:value-type="float" office:value="45000" calcext:value-type="float">
            <text:p>45000</text:p>
          </table:table-cell>
          <table:table-cell table:formula="of:=[.E13]/[.$B$4]/[.$B$1]" office:value-type="float" office:value="1.79168657429527" calcext:value-type="float">
            <text:p>1.79168657429527</text:p>
          </table:table-cell>
          <table:table-cell table:formula="of:=[.$B$3]+[.F13]" office:value-type="float" office:value="26.7916865742953" calcext:value-type="float">
            <text:p>26.7916865742953</text:p>
          </table:table-cell>
          <table:table-cell table:formula="of:=([.G13]-[.$B$3])*[.$B$5]" office:value-type="float" office:value="358.337314859054" calcext:value-type="float">
            <text:p>358.337314859054</text:p>
          </table:table-cell>
          <table:table-cell table:formula="of:=([.C13]-[.C12])*[.$B$2]*[.D13]+[.I12]-[.H13]" office:value-type="float" office:value="43745.8193979933" calcext:value-type="float">
            <text:p>43745.8193979933</text:p>
          </table:table-cell>
          <table:table-cell table:formula="of:=[.I13]/[.$B$1]/[.$B$4]" office:value-type="float" office:value="1.74175105104289" calcext:value-type="float">
            <text:p>1.74175105104289</text:p>
          </table:table-cell>
          <table:table-cell table:formula="of:=[.J13]+[.$B$3]" office:value-type="float" office:value="26.7417510510429" calcext:value-type="float">
            <text:p>26.7417510510429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([.C14]-[.C13])*[.$B$2]*[.D14]+[.E13]" office:value-type="float" office:value="52500" calcext:value-type="float">
            <text:p>52500</text:p>
          </table:table-cell>
          <table:table-cell table:formula="of:=[.E14]/[.$B$4]/[.$B$1]" office:value-type="float" office:value="2.09030100334448" calcext:value-type="float">
            <text:p>2.09030100334448</text:p>
          </table:table-cell>
          <table:table-cell table:formula="of:=[.$B$3]+[.F14]" office:value-type="float" office:value="27.0903010033445" calcext:value-type="float">
            <text:p>27.0903010033445</text:p>
          </table:table-cell>
          <table:table-cell table:formula="of:=([.G14]-[.$B$3])*[.$B$5]" office:value-type="float" office:value="418.060200668896" calcext:value-type="float">
            <text:p>418.060200668896</text:p>
          </table:table-cell>
          <table:table-cell table:formula="of:=([.C14]-[.C13])*[.$B$2]*[.D14]+[.I13]-[.H14]" office:value-type="float" office:value="50827.7591973244" calcext:value-type="float">
            <text:p>50827.7591973244</text:p>
          </table:table-cell>
          <table:table-cell table:formula="of:=[.I14]/[.$B$1]/[.$B$4]" office:value-type="float" office:value="2.02372030567465" calcext:value-type="float">
            <text:p>2.02372030567465</text:p>
          </table:table-cell>
          <table:table-cell table:formula="of:=[.J14]+[.$B$3]" office:value-type="float" office:value="27.0237203056746" calcext:value-type="float">
            <text:p>27.0237203056746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([.C15]-[.C14])*[.$B$2]*[.D15]+[.E14]" office:value-type="float" office:value="60000" calcext:value-type="float">
            <text:p>60000</text:p>
          </table:table-cell>
          <table:table-cell table:formula="of:=[.E15]/[.$B$4]/[.$B$1]" office:value-type="float" office:value="2.38891543239369" calcext:value-type="float">
            <text:p>2.38891543239369</text:p>
          </table:table-cell>
          <table:table-cell table:formula="of:=[.$B$3]+[.F15]" office:value-type="float" office:value="27.3889154323937" calcext:value-type="float">
            <text:p>27.3889154323937</text:p>
          </table:table-cell>
          <table:table-cell table:formula="of:=([.G15]-[.$B$3])*[.$B$5]" office:value-type="float" office:value="477.783086478739" calcext:value-type="float">
            <text:p>477.783086478739</text:p>
          </table:table-cell>
          <table:table-cell table:formula="of:=([.C15]-[.C14])*[.$B$2]*[.D15]+[.I14]-[.H15]" office:value-type="float" office:value="57849.9761108457" calcext:value-type="float">
            <text:p>57849.9761108457</text:p>
          </table:table-cell>
          <table:table-cell table:formula="of:=[.I15]/[.$B$1]/[.$B$4]" office:value-type="float" office:value="2.30331167824676" calcext:value-type="float">
            <text:p>2.30331167824676</text:p>
          </table:table-cell>
          <table:table-cell table:formula="of:=[.J15]+[.$B$3]" office:value-type="float" office:value="27.3033116782468" calcext:value-type="float">
            <text:p>27.3033116782468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([.C16]-[.C15])*[.$B$2]*[.D16]+[.E15]" office:value-type="float" office:value="67500" calcext:value-type="float">
            <text:p>67500</text:p>
          </table:table-cell>
          <table:table-cell table:formula="of:=[.E16]/[.$B$4]/[.$B$1]" office:value-type="float" office:value="2.6875298614429" calcext:value-type="float">
            <text:p>2.6875298614429</text:p>
          </table:table-cell>
          <table:table-cell table:formula="of:=[.$B$3]+[.F16]" office:value-type="float" office:value="27.6875298614429" calcext:value-type="float">
            <text:p>27.6875298614429</text:p>
          </table:table-cell>
          <table:table-cell table:formula="of:=([.G16]-[.$B$3])*[.$B$5]" office:value-type="float" office:value="537.505972288581" calcext:value-type="float">
            <text:p>537.505972288581</text:p>
          </table:table-cell>
          <table:table-cell table:formula="of:=([.C16]-[.C15])*[.$B$2]*[.D16]+[.I15]-[.H16]" office:value-type="float" office:value="64812.4701385571" calcext:value-type="float">
            <text:p>64812.4701385571</text:p>
          </table:table-cell>
          <table:table-cell table:formula="of:=[.I16]/[.$B$1]/[.$B$4]" office:value-type="float" office:value="2.58052516875924" calcext:value-type="float">
            <text:p>2.58052516875924</text:p>
          </table:table-cell>
          <table:table-cell table:formula="of:=[.J16]+[.$B$3]" office:value-type="float" office:value="27.5805251687592" calcext:value-type="float">
            <text:p>27.5805251687592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([.C17]-[.C16])*[.$B$2]*[.D17]+[.E16]" office:value-type="float" office:value="75000" calcext:value-type="float">
            <text:p>75000</text:p>
          </table:table-cell>
          <table:table-cell table:formula="of:=[.E17]/[.$B$4]/[.$B$1]" office:value-type="float" office:value="2.98614429049212" calcext:value-type="float">
            <text:p>2.98614429049212</text:p>
          </table:table-cell>
          <table:table-cell table:formula="of:=[.$B$3]+[.F17]" office:value-type="float" office:value="27.9861442904921" calcext:value-type="float">
            <text:p>27.9861442904921</text:p>
          </table:table-cell>
          <table:table-cell table:formula="of:=([.G17]-[.$B$3])*[.$B$5]" office:value-type="float" office:value="597.228858098423" calcext:value-type="float">
            <text:p>597.228858098423</text:p>
          </table:table-cell>
          <table:table-cell table:formula="of:=([.C17]-[.C16])*[.$B$2]*[.D17]+[.I16]-[.H17]" office:value-type="float" office:value="71715.2412804587" calcext:value-type="float">
            <text:p>71715.2412804587</text:p>
          </table:table-cell>
          <table:table-cell table:formula="of:=[.I17]/[.$B$1]/[.$B$4]" office:value-type="float" office:value="2.85536077721208" calcext:value-type="float">
            <text:p>2.85536077721208</text:p>
          </table:table-cell>
          <table:table-cell table:formula="of:=[.J17]+[.$B$3]" office:value-type="float" office:value="27.8553607772121" calcext:value-type="float">
            <text:p>27.8553607772121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([.C18]-[.C17])*[.$B$2]*[.D18]+[.E17]" office:value-type="float" office:value="82500" calcext:value-type="float">
            <text:p>82500</text:p>
          </table:table-cell>
          <table:table-cell table:formula="of:=[.E18]/[.$B$4]/[.$B$1]" office:value-type="float" office:value="3.28475871954133" calcext:value-type="float">
            <text:p>3.28475871954133</text:p>
          </table:table-cell>
          <table:table-cell table:formula="of:=[.$B$3]+[.F18]" office:value-type="float" office:value="28.2847587195413" calcext:value-type="float">
            <text:p>28.2847587195413</text:p>
          </table:table-cell>
          <table:table-cell table:formula="of:=([.G18]-[.$B$3])*[.$B$5]" office:value-type="float" office:value="656.951743908266" calcext:value-type="float">
            <text:p>656.951743908266</text:p>
          </table:table-cell>
          <table:table-cell table:formula="of:=([.C18]-[.C17])*[.$B$2]*[.D18]+[.I17]-[.H18]" office:value-type="float" office:value="78558.2895365504" calcext:value-type="float">
            <text:p>78558.2895365504</text:p>
          </table:table-cell>
          <table:table-cell table:formula="of:=[.I18]/[.$B$1]/[.$B$4]" office:value-type="float" office:value="3.12781850360529" calcext:value-type="float">
            <text:p>3.12781850360529</text:p>
          </table:table-cell>
          <table:table-cell table:formula="of:=[.J18]+[.$B$3]" office:value-type="float" office:value="28.1278185036053" calcext:value-type="float">
            <text:p>28.1278185036053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([.C19]-[.C18])*[.$B$2]*[.D19]+[.E18]" office:value-type="float" office:value="90000" calcext:value-type="float">
            <text:p>90000</text:p>
          </table:table-cell>
          <table:table-cell table:formula="of:=[.E19]/[.$B$4]/[.$B$1]" office:value-type="float" office:value="3.58337314859054" calcext:value-type="float">
            <text:p>3.58337314859054</text:p>
          </table:table-cell>
          <table:table-cell table:formula="of:=[.$B$3]+[.F19]" office:value-type="float" office:value="28.5833731485905" calcext:value-type="float">
            <text:p>28.5833731485905</text:p>
          </table:table-cell>
          <table:table-cell table:formula="of:=([.G19]-[.$B$3])*[.$B$5]" office:value-type="float" office:value="716.674629718108" calcext:value-type="float">
            <text:p>716.674629718108</text:p>
          </table:table-cell>
          <table:table-cell table:formula="of:=([.C19]-[.C18])*[.$B$2]*[.D19]+[.I18]-[.H19]" office:value-type="float" office:value="85341.6149068323" calcext:value-type="float">
            <text:p>85341.6149068323</text:p>
          </table:table-cell>
          <table:table-cell table:formula="of:=[.I19]/[.$B$1]/[.$B$4]" office:value-type="float" office:value="3.39789834793886" calcext:value-type="float">
            <text:p>3.39789834793886</text:p>
          </table:table-cell>
          <table:table-cell table:formula="of:=[.J19]+[.$B$3]" office:value-type="float" office:value="28.3978983479389" calcext:value-type="float">
            <text:p>28.3978983479389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([.C20]-[.C19])*[.$B$2]*[.D20]+[.E19]" office:value-type="float" office:value="97500" calcext:value-type="float">
            <text:p>97500</text:p>
          </table:table-cell>
          <table:table-cell table:formula="of:=[.E20]/[.$B$4]/[.$B$1]" office:value-type="float" office:value="3.88198757763975" calcext:value-type="float">
            <text:p>3.88198757763975</text:p>
          </table:table-cell>
          <table:table-cell table:formula="of:=[.$B$3]+[.F20]" office:value-type="float" office:value="28.8819875776398" calcext:value-type="float">
            <text:p>28.8819875776398</text:p>
          </table:table-cell>
          <table:table-cell table:formula="of:=([.G20]-[.$B$3])*[.$B$5]" office:value-type="float" office:value="776.39751552795" calcext:value-type="float">
            <text:p>776.39751552795</text:p>
          </table:table-cell>
          <table:table-cell table:formula="of:=([.C20]-[.C19])*[.$B$2]*[.D20]+[.I19]-[.H20]" office:value-type="float" office:value="92065.2173913044" calcext:value-type="float">
            <text:p>92065.2173913044</text:p>
          </table:table-cell>
          <table:table-cell table:formula="of:=[.I20]/[.$B$1]/[.$B$4]" office:value-type="float" office:value="3.66560031021279" calcext:value-type="float">
            <text:p>3.66560031021279</text:p>
          </table:table-cell>
          <table:table-cell table:formula="of:=[.J20]+[.$B$3]" office:value-type="float" office:value="28.6656003102128" calcext:value-type="float">
            <text:p>28.6656003102128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([.C21]-[.C20])*[.$B$2]*[.D21]+[.E20]" office:value-type="float" office:value="105000" calcext:value-type="float">
            <text:p>105000</text:p>
          </table:table-cell>
          <table:table-cell table:formula="of:=[.E21]/[.$B$4]/[.$B$1]" office:value-type="float" office:value="4.18060200668896" calcext:value-type="float">
            <text:p>4.18060200668896</text:p>
          </table:table-cell>
          <table:table-cell table:formula="of:=[.$B$3]+[.F21]" office:value-type="float" office:value="29.180602006689" calcext:value-type="float">
            <text:p>29.180602006689</text:p>
          </table:table-cell>
          <table:table-cell table:formula="of:=([.G21]-[.$B$3])*[.$B$5]" office:value-type="float" office:value="836.120401337793" calcext:value-type="float">
            <text:p>836.120401337793</text:p>
          </table:table-cell>
          <table:table-cell table:formula="of:=([.C21]-[.C20])*[.$B$2]*[.D21]+[.I20]-[.H21]" office:value-type="float" office:value="98729.0969899666" calcext:value-type="float">
            <text:p>98729.0969899666</text:p>
          </table:table-cell>
          <table:table-cell table:formula="of:=[.I21]/[.$B$1]/[.$B$4]" office:value-type="float" office:value="3.93092439042708" calcext:value-type="float">
            <text:p>3.93092439042708</text:p>
          </table:table-cell>
          <table:table-cell table:formula="of:=[.J21]+[.$B$3]" office:value-type="float" office:value="28.9309243904271" calcext:value-type="float">
            <text:p>28.9309243904271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([.C22]-[.C21])*[.$B$2]*[.D22]+[.E21]" office:value-type="float" office:value="112500" calcext:value-type="float">
            <text:p>112500</text:p>
          </table:table-cell>
          <table:table-cell table:formula="of:=[.E22]/[.$B$4]/[.$B$1]" office:value-type="float" office:value="4.47921643573817" calcext:value-type="float">
            <text:p>4.47921643573817</text:p>
          </table:table-cell>
          <table:table-cell table:formula="of:=[.$B$3]+[.F22]" office:value-type="float" office:value="29.4792164357382" calcext:value-type="float">
            <text:p>29.4792164357382</text:p>
          </table:table-cell>
          <table:table-cell table:formula="of:=([.G22]-[.$B$3])*[.$B$5]" office:value-type="float" office:value="895.843287147635" calcext:value-type="float">
            <text:p>895.843287147635</text:p>
          </table:table-cell>
          <table:table-cell table:formula="of:=([.C22]-[.C21])*[.$B$2]*[.D22]+[.I21]-[.H22]" office:value-type="float" office:value="105333.253702819" calcext:value-type="float">
            <text:p>105333.253702819</text:p>
          </table:table-cell>
          <table:table-cell table:formula="of:=[.I22]/[.$B$1]/[.$B$4]" office:value-type="float" office:value="4.19387058858174" calcext:value-type="float">
            <text:p>4.19387058858174</text:p>
          </table:table-cell>
          <table:table-cell table:formula="of:=[.J22]+[.$B$3]" office:value-type="float" office:value="29.1938705885817" calcext:value-type="float">
            <text:p>29.1938705885817</text:p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([.C23]-[.C22])*[.$B$2]*[.D23]+[.E22]" office:value-type="float" office:value="120000" calcext:value-type="float">
            <text:p>120000</text:p>
          </table:table-cell>
          <table:table-cell table:formula="of:=[.E23]/[.$B$4]/[.$B$1]" office:value-type="float" office:value="4.77783086478739" calcext:value-type="float">
            <text:p>4.77783086478739</text:p>
          </table:table-cell>
          <table:table-cell table:formula="of:=[.$B$3]+[.F23]" office:value-type="float" office:value="29.7778308647874" calcext:value-type="float">
            <text:p>29.7778308647874</text:p>
          </table:table-cell>
          <table:table-cell table:formula="of:=([.G23]-[.$B$3])*[.$B$5]" office:value-type="float" office:value="955.566172957477" calcext:value-type="float">
            <text:p>955.566172957477</text:p>
          </table:table-cell>
          <table:table-cell table:formula="of:=([.C23]-[.C22])*[.$B$2]*[.D23]+[.I22]-[.H23]" office:value-type="float" office:value="111877.687529861" calcext:value-type="float">
            <text:p>111877.687529861</text:p>
          </table:table-cell>
          <table:table-cell table:formula="of:=[.I23]/[.$B$1]/[.$B$4]" office:value-type="float" office:value="4.45443890467676" calcext:value-type="float">
            <text:p>4.45443890467676</text:p>
          </table:table-cell>
          <table:table-cell table:formula="of:=[.J23]+[.$B$3]" office:value-type="float" office:value="29.4544389046768" calcext:value-type="float">
            <text:p>29.4544389046768</text:p>
          </table:table-cell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([.C24]-[.C23])*[.$B$2]*[.D24]+[.E23]" office:value-type="float" office:value="127500" calcext:value-type="float">
            <text:p>127500</text:p>
          </table:table-cell>
          <table:table-cell table:formula="of:=[.E24]/[.$B$4]/[.$B$1]" office:value-type="float" office:value="5.0764452938366" calcext:value-type="float">
            <text:p>5.0764452938366</text:p>
          </table:table-cell>
          <table:table-cell table:formula="of:=[.$B$3]+[.F24]" office:value-type="float" office:value="30.0764452938366" calcext:value-type="float">
            <text:p>30.0764452938366</text:p>
          </table:table-cell>
          <table:table-cell table:formula="of:=([.G24]-[.$B$3])*[.$B$5]" office:value-type="float" office:value="1015.28905876732" calcext:value-type="float">
            <text:p>1015.28905876732</text:p>
          </table:table-cell>
          <table:table-cell table:formula="of:=([.C24]-[.C23])*[.$B$2]*[.D24]+[.I23]-[.H24]" office:value-type="float" office:value="118362.398471094" calcext:value-type="float">
            <text:p>118362.398471094</text:p>
          </table:table-cell>
          <table:table-cell table:formula="of:=[.I24]/[.$B$1]/[.$B$4]" office:value-type="float" office:value="4.71262933871214" calcext:value-type="float">
            <text:p>4.71262933871214</text:p>
          </table:table-cell>
          <table:table-cell table:formula="of:=[.J24]+[.$B$3]" office:value-type="float" office:value="29.7126293387121" calcext:value-type="float">
            <text:p>29.7126293387121</text:p>
          </table:table-cell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([.C25]-[.C24])*[.$B$2]*[.D25]+[.E24]" office:value-type="float" office:value="135000" calcext:value-type="float">
            <text:p>135000</text:p>
          </table:table-cell>
          <table:table-cell table:formula="of:=[.E25]/[.$B$4]/[.$B$1]" office:value-type="float" office:value="5.37505972288581" calcext:value-type="float">
            <text:p>5.37505972288581</text:p>
          </table:table-cell>
          <table:table-cell table:formula="of:=[.$B$3]+[.F25]" office:value-type="float" office:value="30.3750597228858" calcext:value-type="float">
            <text:p>30.3750597228858</text:p>
          </table:table-cell>
          <table:table-cell table:formula="of:=([.G25]-[.$B$3])*[.$B$5]" office:value-type="float" office:value="1075.01194457716" calcext:value-type="float">
            <text:p>1075.01194457716</text:p>
          </table:table-cell>
          <table:table-cell table:formula="of:=([.C25]-[.C24])*[.$B$2]*[.D25]+[.I24]-[.H25]" office:value-type="float" office:value="124787.386526517" calcext:value-type="float">
            <text:p>124787.386526517</text:p>
          </table:table-cell>
          <table:table-cell table:formula="of:=[.I25]/[.$B$1]/[.$B$4]" office:value-type="float" office:value="4.96844189068789" calcext:value-type="float">
            <text:p>4.96844189068789</text:p>
          </table:table-cell>
          <table:table-cell table:formula="of:=[.J25]+[.$B$3]" office:value-type="float" office:value="29.9684418906879" calcext:value-type="float">
            <text:p>29.9684418906879</text:p>
          </table:table-cell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([.C26]-[.C25])*[.$B$2]*[.D26]+[.E25]" office:value-type="float" office:value="142500" calcext:value-type="float">
            <text:p>142500</text:p>
          </table:table-cell>
          <table:table-cell table:formula="of:=[.E26]/[.$B$4]/[.$B$1]" office:value-type="float" office:value="5.67367415193502" calcext:value-type="float">
            <text:p>5.67367415193502</text:p>
          </table:table-cell>
          <table:table-cell table:formula="of:=[.$B$3]+[.F26]" office:value-type="float" office:value="30.673674151935" calcext:value-type="float">
            <text:p>30.673674151935</text:p>
          </table:table-cell>
          <table:table-cell table:formula="of:=([.G26]-[.$B$3])*[.$B$5]" office:value-type="float" office:value="1134.734830387" calcext:value-type="float">
            <text:p>1134.734830387</text:p>
          </table:table-cell>
          <table:table-cell table:formula="of:=([.C26]-[.C25])*[.$B$2]*[.D26]+[.I25]-[.H26]" office:value-type="float" office:value="131152.65169613" calcext:value-type="float">
            <text:p>131152.65169613</text:p>
          </table:table-cell>
          <table:table-cell table:formula="of:=[.I26]/[.$B$1]/[.$B$4]" office:value-type="float" office:value="5.221876560604" calcext:value-type="float">
            <text:p>5.221876560604</text:p>
          </table:table-cell>
          <table:table-cell table:formula="of:=[.J26]+[.$B$3]" office:value-type="float" office:value="30.221876560604" calcext:value-type="float">
            <text:p>30.221876560604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([.C27]-[.C26])*[.$B$2]*[.D27]+[.E26]" office:value-type="float" office:value="150000" calcext:value-type="float">
            <text:p>150000</text:p>
          </table:table-cell>
          <table:table-cell table:formula="of:=[.E27]/[.$B$4]/[.$B$1]" office:value-type="float" office:value="5.97228858098423" calcext:value-type="float">
            <text:p>5.97228858098423</text:p>
          </table:table-cell>
          <table:table-cell table:formula="of:=[.$B$3]+[.F27]" office:value-type="float" office:value="30.9722885809842" calcext:value-type="float">
            <text:p>30.9722885809842</text:p>
          </table:table-cell>
          <table:table-cell table:formula="of:=([.G27]-[.$B$3])*[.$B$5]" office:value-type="float" office:value="1194.45771619685" calcext:value-type="float">
            <text:p>1194.45771619685</text:p>
          </table:table-cell>
          <table:table-cell table:formula="of:=([.C27]-[.C26])*[.$B$2]*[.D27]+[.I26]-[.H27]" office:value-type="float" office:value="137458.193979933" calcext:value-type="float">
            <text:p>137458.193979933</text:p>
          </table:table-cell>
          <table:table-cell table:formula="of:=[.I27]/[.$B$1]/[.$B$4]" office:value-type="float" office:value="5.47293334846047" calcext:value-type="float">
            <text:p>5.47293334846047</text:p>
          </table:table-cell>
          <table:table-cell table:formula="of:=[.J27]+[.$B$3]" office:value-type="float" office:value="30.4729333484605" calcext:value-type="float">
            <text:p>30.4729333484605</text:p>
          </table:table-cell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formula="of:=([.C28]-[.C27])*[.$B$2]*[.D28]+[.E27]" office:value-type="float" office:value="157500" calcext:value-type="float">
            <text:p>157500</text:p>
          </table:table-cell>
          <table:table-cell table:formula="of:=[.E28]/[.$B$4]/[.$B$1]" office:value-type="float" office:value="6.27090301003345" calcext:value-type="float">
            <text:p>6.27090301003345</text:p>
          </table:table-cell>
          <table:table-cell table:formula="of:=[.$B$3]+[.F28]" office:value-type="float" office:value="31.2709030100334" calcext:value-type="float">
            <text:p>31.2709030100334</text:p>
          </table:table-cell>
          <table:table-cell table:formula="of:=([.G28]-[.$B$3])*[.$B$5]" office:value-type="float" office:value="1254.18060200669" calcext:value-type="float">
            <text:p>1254.18060200669</text:p>
          </table:table-cell>
          <table:table-cell table:formula="of:=([.C28]-[.C27])*[.$B$2]*[.D28]+[.I27]-[.H28]" office:value-type="float" office:value="143704.013377926" calcext:value-type="float">
            <text:p>143704.013377926</text:p>
          </table:table-cell>
          <table:table-cell table:formula="of:=[.I28]/[.$B$1]/[.$B$4]" office:value-type="float" office:value="5.7216122542573" calcext:value-type="float">
            <text:p>5.7216122542573</text:p>
          </table:table-cell>
          <table:table-cell table:formula="of:=[.J28]+[.$B$3]" office:value-type="float" office:value="30.7216122542573" calcext:value-type="float">
            <text:p>30.7216122542573</text:p>
          </table:table-cell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formula="of:=([.C29]-[.C28])*[.$B$2]*[.D29]+[.E28]" office:value-type="float" office:value="165000" calcext:value-type="float">
            <text:p>165000</text:p>
          </table:table-cell>
          <table:table-cell table:formula="of:=[.E29]/[.$B$4]/[.$B$1]" office:value-type="float" office:value="6.56951743908266" calcext:value-type="float">
            <text:p>6.56951743908266</text:p>
          </table:table-cell>
          <table:table-cell table:formula="of:=[.$B$3]+[.F29]" office:value-type="float" office:value="31.5695174390827" calcext:value-type="float">
            <text:p>31.5695174390827</text:p>
          </table:table-cell>
          <table:table-cell table:formula="of:=([.G29]-[.$B$3])*[.$B$5]" office:value-type="float" office:value="1313.90348781653" calcext:value-type="float">
            <text:p>1313.90348781653</text:p>
          </table:table-cell>
          <table:table-cell table:formula="of:=([.C29]-[.C28])*[.$B$2]*[.D29]+[.I28]-[.H29]" office:value-type="float" office:value="149890.10989011" calcext:value-type="float">
            <text:p>149890.10989011</text:p>
          </table:table-cell>
          <table:table-cell table:formula="of:=[.I29]/[.$B$1]/[.$B$4]" office:value-type="float" office:value="5.9679132779945" calcext:value-type="float">
            <text:p>5.9679132779945</text:p>
          </table:table-cell>
          <table:table-cell table:formula="of:=[.J29]+[.$B$3]" office:value-type="float" office:value="30.9679132779945" calcext:value-type="float">
            <text:p>30.9679132779945</text:p>
          </table:table-cell>
        </table:table-row>
        <table:table-row table:style-name="ro1"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formula="of:=([.C30]-[.C29])*[.$B$2]*[.D30]+[.E29]" office:value-type="float" office:value="172500" calcext:value-type="float">
            <text:p>172500</text:p>
          </table:table-cell>
          <table:table-cell table:formula="of:=[.E30]/[.$B$4]/[.$B$1]" office:value-type="float" office:value="6.86813186813187" calcext:value-type="float">
            <text:p>6.86813186813187</text:p>
          </table:table-cell>
          <table:table-cell table:formula="of:=[.$B$3]+[.F30]" office:value-type="float" office:value="31.8681318681319" calcext:value-type="float">
            <text:p>31.8681318681319</text:p>
          </table:table-cell>
          <table:table-cell table:formula="of:=([.G30]-[.$B$3])*[.$B$5]" office:value-type="float" office:value="1373.62637362637" calcext:value-type="float">
            <text:p>1373.62637362637</text:p>
          </table:table-cell>
          <table:table-cell table:formula="of:=([.C30]-[.C29])*[.$B$2]*[.D30]+[.I29]-[.H30]" office:value-type="float" office:value="156016.483516484" calcext:value-type="float">
            <text:p>156016.483516484</text:p>
          </table:table-cell>
          <table:table-cell table:formula="of:=[.I30]/[.$B$1]/[.$B$4]" office:value-type="float" office:value="6.21183641967206" calcext:value-type="float">
            <text:p>6.21183641967206</text:p>
          </table:table-cell>
          <table:table-cell table:formula="of:=[.J30]+[.$B$3]" office:value-type="float" office:value="31.2118364196721" calcext:value-type="float">
            <text:p>31.2118364196721</text:p>
          </table:table-cell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formula="of:=([.C31]-[.C30])*[.$B$2]*[.D31]+[.E30]" office:value-type="float" office:value="180000" calcext:value-type="float">
            <text:p>180000</text:p>
          </table:table-cell>
          <table:table-cell table:formula="of:=[.E31]/[.$B$4]/[.$B$1]" office:value-type="float" office:value="7.16674629718108" calcext:value-type="float">
            <text:p>7.16674629718108</text:p>
          </table:table-cell>
          <table:table-cell table:formula="of:=[.$B$3]+[.F31]" office:value-type="float" office:value="32.1667462971811" calcext:value-type="float">
            <text:p>32.1667462971811</text:p>
          </table:table-cell>
          <table:table-cell table:formula="of:=([.G31]-[.$B$3])*[.$B$5]" office:value-type="float" office:value="1433.34925943622" calcext:value-type="float">
            <text:p>1433.34925943622</text:p>
          </table:table-cell>
          <table:table-cell table:formula="of:=([.C31]-[.C30])*[.$B$2]*[.D31]+[.I30]-[.H31]" office:value-type="float" office:value="162083.134257047" calcext:value-type="float">
            <text:p>162083.134257047</text:p>
          </table:table-cell>
          <table:table-cell table:formula="of:=[.I31]/[.$B$1]/[.$B$4]" office:value-type="float" office:value="6.45338167928999" calcext:value-type="float">
            <text:p>6.45338167928999</text:p>
          </table:table-cell>
          <table:table-cell table:formula="of:=[.J31]+[.$B$3]" office:value-type="float" office:value="31.45338167929" calcext:value-type="float">
            <text:p>31.45338167929</text:p>
          </table:table-cell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formula="of:=([.C32]-[.C31])*[.$B$2]*[.D32]+[.E31]" office:value-type="float" office:value="187500" calcext:value-type="float">
            <text:p>187500</text:p>
          </table:table-cell>
          <table:table-cell table:formula="of:=[.E32]/[.$B$4]/[.$B$1]" office:value-type="float" office:value="7.46536072623029" calcext:value-type="float">
            <text:p>7.46536072623029</text:p>
          </table:table-cell>
          <table:table-cell table:formula="of:=[.$B$3]+[.F32]" office:value-type="float" office:value="32.4653607262303" calcext:value-type="float">
            <text:p>32.4653607262303</text:p>
          </table:table-cell>
          <table:table-cell table:formula="of:=([.G32]-[.$B$3])*[.$B$5]" office:value-type="float" office:value="1493.07214524606" calcext:value-type="float">
            <text:p>1493.07214524606</text:p>
          </table:table-cell>
          <table:table-cell table:formula="of:=([.C32]-[.C31])*[.$B$2]*[.D32]+[.I31]-[.H32]" office:value-type="float" office:value="168090.062111801" calcext:value-type="float">
            <text:p>168090.062111801</text:p>
          </table:table-cell>
          <table:table-cell table:formula="of:=[.I32]/[.$B$1]/[.$B$4]" office:value-type="float" office:value="6.69254905684828" calcext:value-type="float">
            <text:p>6.69254905684828</text:p>
          </table:table-cell>
          <table:table-cell table:formula="of:=[.J32]+[.$B$3]" office:value-type="float" office:value="31.6925490568483" calcext:value-type="float">
            <text:p>31.6925490568483</text:p>
          </table:table-cell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formula="of:=([.C33]-[.C32])*[.$B$2]*[.D33]+[.E32]" office:value-type="float" office:value="195000" calcext:value-type="float">
            <text:p>195000</text:p>
          </table:table-cell>
          <table:table-cell table:formula="of:=[.E33]/[.$B$4]/[.$B$1]" office:value-type="float" office:value="7.7639751552795" calcext:value-type="float">
            <text:p>7.7639751552795</text:p>
          </table:table-cell>
          <table:table-cell table:formula="of:=[.$B$3]+[.F33]" office:value-type="float" office:value="32.7639751552795" calcext:value-type="float">
            <text:p>32.7639751552795</text:p>
          </table:table-cell>
          <table:table-cell table:formula="of:=([.G33]-[.$B$3])*[.$B$5]" office:value-type="float" office:value="1552.7950310559" calcext:value-type="float">
            <text:p>1552.7950310559</text:p>
          </table:table-cell>
          <table:table-cell table:formula="of:=([.C33]-[.C32])*[.$B$2]*[.D33]+[.I32]-[.H33]" office:value-type="float" office:value="174037.267080745" calcext:value-type="float">
            <text:p>174037.267080745</text:p>
          </table:table-cell>
          <table:table-cell table:formula="of:=[.I33]/[.$B$1]/[.$B$4]" office:value-type="float" office:value="6.92933855234692" calcext:value-type="float">
            <text:p>6.92933855234692</text:p>
          </table:table-cell>
          <table:table-cell table:formula="of:=[.J33]+[.$B$3]" office:value-type="float" office:value="31.9293385523469" calcext:value-type="float">
            <text:p>31.9293385523469</text:p>
          </table:table-cell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formula="of:=([.C34]-[.C33])*[.$B$2]*[.D34]+[.E33]" office:value-type="float" office:value="202500" calcext:value-type="float">
            <text:p>202500</text:p>
          </table:table-cell>
          <table:table-cell table:formula="of:=[.E34]/[.$B$4]/[.$B$1]" office:value-type="float" office:value="8.06258958432871" calcext:value-type="float">
            <text:p>8.06258958432871</text:p>
          </table:table-cell>
          <table:table-cell table:formula="of:=[.$B$3]+[.F34]" office:value-type="float" office:value="33.0625895843287" calcext:value-type="float">
            <text:p>33.0625895843287</text:p>
          </table:table-cell>
          <table:table-cell table:formula="of:=([.G34]-[.$B$3])*[.$B$5]" office:value-type="float" office:value="1612.51791686574" calcext:value-type="float">
            <text:p>1612.51791686574</text:p>
          </table:table-cell>
          <table:table-cell table:formula="of:=([.C34]-[.C33])*[.$B$2]*[.D34]+[.I33]-[.H34]" office:value-type="float" office:value="179924.74916388" calcext:value-type="float">
            <text:p>179924.74916388</text:p>
          </table:table-cell>
          <table:table-cell table:formula="of:=[.I34]/[.$B$1]/[.$B$4]" office:value-type="float" office:value="7.16375016578594" calcext:value-type="float">
            <text:p>7.16375016578594</text:p>
          </table:table-cell>
          <table:table-cell table:formula="of:=[.J34]+[.$B$3]" office:value-type="float" office:value="32.1637501657859" calcext:value-type="float">
            <text:p>32.1637501657859</text:p>
          </table:table-cell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formula="of:=([.C35]-[.C34])*[.$B$2]*[.D35]+[.E34]" office:value-type="float" office:value="210000" calcext:value-type="float">
            <text:p>210000</text:p>
          </table:table-cell>
          <table:table-cell table:formula="of:=[.E35]/[.$B$4]/[.$B$1]" office:value-type="float" office:value="8.36120401337793" calcext:value-type="float">
            <text:p>8.36120401337793</text:p>
          </table:table-cell>
          <table:table-cell table:formula="of:=[.$B$3]+[.F35]" office:value-type="float" office:value="33.3612040133779" calcext:value-type="float">
            <text:p>33.3612040133779</text:p>
          </table:table-cell>
          <table:table-cell table:formula="of:=([.G35]-[.$B$3])*[.$B$5]" office:value-type="float" office:value="1672.24080267559" calcext:value-type="float">
            <text:p>1672.24080267559</text:p>
          </table:table-cell>
          <table:table-cell table:formula="of:=([.C35]-[.C34])*[.$B$2]*[.D35]+[.I34]-[.H35]" office:value-type="float" office:value="185752.508361204" calcext:value-type="float">
            <text:p>185752.508361204</text:p>
          </table:table-cell>
          <table:table-cell table:formula="of:=[.I35]/[.$B$1]/[.$B$4]" office:value-type="float" office:value="7.39578389716532" calcext:value-type="float">
            <text:p>7.39578389716532</text:p>
          </table:table-cell>
          <table:table-cell table:formula="of:=[.J35]+[.$B$3]" office:value-type="float" office:value="32.3957838971653" calcext:value-type="float">
            <text:p>32.3957838971653</text:p>
          </table:table-cell>
        </table:table-row>
        <table:table-row table:style-name="ro1"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formula="of:=([.C36]-[.C35])*[.$B$2]*[.D36]+[.E35]" office:value-type="float" office:value="217500" calcext:value-type="float">
            <text:p>217500</text:p>
          </table:table-cell>
          <table:table-cell table:formula="of:=[.E36]/[.$B$4]/[.$B$1]" office:value-type="float" office:value="8.65981844242714" calcext:value-type="float">
            <text:p>8.65981844242714</text:p>
          </table:table-cell>
          <table:table-cell table:formula="of:=[.$B$3]+[.F36]" office:value-type="float" office:value="33.6598184424271" calcext:value-type="float">
            <text:p>33.6598184424271</text:p>
          </table:table-cell>
          <table:table-cell table:formula="of:=([.G36]-[.$B$3])*[.$B$5]" office:value-type="float" office:value="1731.96368848543" calcext:value-type="float">
            <text:p>1731.96368848543</text:p>
          </table:table-cell>
          <table:table-cell table:formula="of:=([.C36]-[.C35])*[.$B$2]*[.D36]+[.I35]-[.H36]" office:value-type="float" office:value="191520.544672719" calcext:value-type="float">
            <text:p>191520.544672719</text:p>
          </table:table-cell>
          <table:table-cell table:formula="of:=[.I36]/[.$B$1]/[.$B$4]" office:value-type="float" office:value="7.62543974648505" calcext:value-type="float">
            <text:p>7.62543974648505</text:p>
          </table:table-cell>
          <table:table-cell table:formula="of:=[.J36]+[.$B$3]" office:value-type="float" office:value="32.6254397464851" calcext:value-type="float">
            <text:p>32.6254397464851</text:p>
          </table:table-cell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([.C37]-[.C36])*[.$B$2]*[.D37]+[.E36]" office:value-type="float" office:value="225000" calcext:value-type="float">
            <text:p>225000</text:p>
          </table:table-cell>
          <table:table-cell table:formula="of:=[.E37]/[.$B$4]/[.$B$1]" office:value-type="float" office:value="8.95843287147635" calcext:value-type="float">
            <text:p>8.95843287147635</text:p>
          </table:table-cell>
          <table:table-cell table:formula="of:=[.$B$3]+[.F37]" office:value-type="float" office:value="33.9584328714763" calcext:value-type="float">
            <text:p>33.9584328714763</text:p>
          </table:table-cell>
          <table:table-cell table:formula="of:=([.G37]-[.$B$3])*[.$B$5]" office:value-type="float" office:value="1791.68657429527" calcext:value-type="float">
            <text:p>1791.68657429527</text:p>
          </table:table-cell>
          <table:table-cell table:formula="of:=([.C37]-[.C36])*[.$B$2]*[.D37]+[.I36]-[.H37]" office:value-type="float" office:value="197228.858098423" calcext:value-type="float">
            <text:p>197228.858098423</text:p>
          </table:table-cell>
          <table:table-cell table:formula="of:=[.I37]/[.$B$1]/[.$B$4]" office:value-type="float" office:value="7.85271771374516" calcext:value-type="float">
            <text:p>7.85271771374516</text:p>
          </table:table-cell>
          <table:table-cell table:formula="of:=[.J37]+[.$B$3]" office:value-type="float" office:value="32.8527177137452" calcext:value-type="float">
            <text:p>32.8527177137452</text:p>
          </table:table-cell>
        </table:table-row>
        <table:table-row table:style-name="ro1"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formula="of:=([.C38]-[.C37])*[.$B$2]*[.D38]+[.E37]" office:value-type="float" office:value="232500" calcext:value-type="float">
            <text:p>232500</text:p>
          </table:table-cell>
          <table:table-cell table:formula="of:=[.E38]/[.$B$4]/[.$B$1]" office:value-type="float" office:value="9.25704730052556" calcext:value-type="float">
            <text:p>9.25704730052556</text:p>
          </table:table-cell>
          <table:table-cell table:formula="of:=[.$B$3]+[.F38]" office:value-type="float" office:value="34.2570473005256" calcext:value-type="float">
            <text:p>34.2570473005256</text:p>
          </table:table-cell>
          <table:table-cell table:formula="of:=([.G38]-[.$B$3])*[.$B$5]" office:value-type="float" office:value="1851.40946010511" calcext:value-type="float">
            <text:p>1851.40946010511</text:p>
          </table:table-cell>
          <table:table-cell table:formula="of:=([.C38]-[.C37])*[.$B$2]*[.D38]+[.I37]-[.H38]" office:value-type="float" office:value="202877.448638318" calcext:value-type="float">
            <text:p>202877.448638318</text:p>
          </table:table-cell>
          <table:table-cell table:formula="of:=[.I38]/[.$B$1]/[.$B$4]" office:value-type="float" office:value="8.07761779894562" calcext:value-type="float">
            <text:p>8.07761779894562</text:p>
          </table:table-cell>
          <table:table-cell table:formula="of:=[.J38]+[.$B$3]" office:value-type="float" office:value="33.0776177989456" calcext:value-type="float">
            <text:p>33.0776177989456</text:p>
          </table:table-cell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formula="of:=([.C39]-[.C38])*[.$B$2]*[.D39]+[.E38]" office:value-type="float" office:value="240000" calcext:value-type="float">
            <text:p>240000</text:p>
          </table:table-cell>
          <table:table-cell table:formula="of:=[.E39]/[.$B$4]/[.$B$1]" office:value-type="float" office:value="9.55566172957477" calcext:value-type="float">
            <text:p>9.55566172957477</text:p>
          </table:table-cell>
          <table:table-cell table:formula="of:=[.$B$3]+[.F39]" office:value-type="float" office:value="34.5556617295748" calcext:value-type="float">
            <text:p>34.5556617295748</text:p>
          </table:table-cell>
          <table:table-cell table:formula="of:=([.G39]-[.$B$3])*[.$B$5]" office:value-type="float" office:value="1911.13234591495" calcext:value-type="float">
            <text:p>1911.13234591495</text:p>
          </table:table-cell>
          <table:table-cell table:formula="of:=([.C39]-[.C38])*[.$B$2]*[.D39]+[.I38]-[.H39]" office:value-type="float" office:value="208466.316292403" calcext:value-type="float">
            <text:p>208466.316292403</text:p>
          </table:table-cell>
          <table:table-cell table:formula="of:=[.I39]/[.$B$1]/[.$B$4]" office:value-type="float" office:value="8.30014000208645" calcext:value-type="float">
            <text:p>8.30014000208645</text:p>
          </table:table-cell>
          <table:table-cell table:formula="of:=[.J39]+[.$B$3]" office:value-type="float" office:value="33.3001400020864" calcext:value-type="float">
            <text:p>33.3001400020864</text:p>
          </table:table-cell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formula="of:=([.C40]-[.C39])*[.$B$2]*[.D40]+[.E39]" office:value-type="float" office:value="247500" calcext:value-type="float">
            <text:p>247500</text:p>
          </table:table-cell>
          <table:table-cell table:formula="of:=[.E40]/[.$B$4]/[.$B$1]" office:value-type="float" office:value="9.85427615862399" calcext:value-type="float">
            <text:p>9.85427615862399</text:p>
          </table:table-cell>
          <table:table-cell table:formula="of:=[.$B$3]+[.F40]" office:value-type="float" office:value="34.854276158624" calcext:value-type="float">
            <text:p>34.854276158624</text:p>
          </table:table-cell>
          <table:table-cell table:formula="of:=([.G40]-[.$B$3])*[.$B$5]" office:value-type="float" office:value="1970.8552317248" calcext:value-type="float">
            <text:p>1970.8552317248</text:p>
          </table:table-cell>
          <table:table-cell table:formula="of:=([.C40]-[.C39])*[.$B$2]*[.D40]+[.I39]-[.H40]" office:value-type="float" office:value="213995.461060678" calcext:value-type="float">
            <text:p>213995.461060678</text:p>
          </table:table-cell>
          <table:table-cell table:formula="of:=[.I40]/[.$B$1]/[.$B$4]" office:value-type="float" office:value="8.52028432316764" calcext:value-type="float">
            <text:p>8.52028432316764</text:p>
          </table:table-cell>
          <table:table-cell table:formula="of:=[.J40]+[.$B$3]" office:value-type="float" office:value="33.5202843231676" calcext:value-type="float">
            <text:p>33.5202843231676</text:p>
          </table:table-cell>
        </table:table-row>
        <table:table-row table:style-name="ro1"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formula="of:=([.C41]-[.C40])*[.$B$2]*[.D41]+[.E40]" office:value-type="float" office:value="255000" calcext:value-type="float">
            <text:p>255000</text:p>
          </table:table-cell>
          <table:table-cell table:formula="of:=[.E41]/[.$B$4]/[.$B$1]" office:value-type="float" office:value="10.1528905876732" calcext:value-type="float">
            <text:p>10.1528905876732</text:p>
          </table:table-cell>
          <table:table-cell table:formula="of:=[.$B$3]+[.F41]" office:value-type="float" office:value="35.1528905876732" calcext:value-type="float">
            <text:p>35.1528905876732</text:p>
          </table:table-cell>
          <table:table-cell table:formula="of:=([.G41]-[.$B$3])*[.$B$5]" office:value-type="float" office:value="2030.57811753464" calcext:value-type="float">
            <text:p>2030.57811753464</text:p>
          </table:table-cell>
          <table:table-cell table:formula="of:=([.C41]-[.C40])*[.$B$2]*[.D41]+[.I40]-[.H41]" office:value-type="float" office:value="219464.882943144" calcext:value-type="float">
            <text:p>219464.882943144</text:p>
          </table:table-cell>
          <table:table-cell table:formula="of:=[.I41]/[.$B$1]/[.$B$4]" office:value-type="float" office:value="8.7380507621892" calcext:value-type="float">
            <text:p>8.7380507621892</text:p>
          </table:table-cell>
          <table:table-cell table:formula="of:=[.J41]+[.$B$3]" office:value-type="float" office:value="33.7380507621892" calcext:value-type="float">
            <text:p>33.7380507621892</text:p>
          </table:table-cell>
        </table:table-row>
        <table:table-row table:style-name="ro1">
          <table:table-cell table:number-columns-repeated="2"/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formula="of:=([.C42]-[.C41])*[.$B$2]*[.D42]+[.E41]" office:value-type="float" office:value="262500" calcext:value-type="float">
            <text:p>262500</text:p>
          </table:table-cell>
          <table:table-cell table:formula="of:=[.E42]/[.$B$4]/[.$B$1]" office:value-type="float" office:value="10.4515050167224" calcext:value-type="float">
            <text:p>10.4515050167224</text:p>
          </table:table-cell>
          <table:table-cell table:formula="of:=[.$B$3]+[.F42]" office:value-type="float" office:value="35.4515050167224" calcext:value-type="float">
            <text:p>35.4515050167224</text:p>
          </table:table-cell>
          <table:table-cell table:formula="of:=([.G42]-[.$B$3])*[.$B$5]" office:value-type="float" office:value="2090.30100334448" calcext:value-type="float">
            <text:p>2090.30100334448</text:p>
          </table:table-cell>
          <table:table-cell table:formula="of:=([.C42]-[.C41])*[.$B$2]*[.D42]+[.I41]-[.H42]" office:value-type="float" office:value="224874.581939799" calcext:value-type="float">
            <text:p>224874.581939799</text:p>
          </table:table-cell>
          <table:table-cell table:formula="of:=[.I42]/[.$B$1]/[.$B$4]" office:value-type="float" office:value="8.95343931915111" calcext:value-type="float">
            <text:p>8.95343931915111</text:p>
          </table:table-cell>
          <table:table-cell table:formula="of:=[.J42]+[.$B$3]" office:value-type="float" office:value="33.9534393191511" calcext:value-type="float">
            <text:p>33.9534393191511</text:p>
          </table:table-cell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([.C43]-[.C42])*[.$B$2]*[.D43]+[.E42]" office:value-type="float" office:value="270000" calcext:value-type="float">
            <text:p>270000</text:p>
          </table:table-cell>
          <table:table-cell table:formula="of:=[.E43]/[.$B$4]/[.$B$1]" office:value-type="float" office:value="10.7501194457716" calcext:value-type="float">
            <text:p>10.7501194457716</text:p>
          </table:table-cell>
          <table:table-cell table:formula="of:=[.$B$3]+[.F43]" office:value-type="float" office:value="35.7501194457716" calcext:value-type="float">
            <text:p>35.7501194457716</text:p>
          </table:table-cell>
          <table:table-cell table:formula="of:=([.G43]-[.$B$3])*[.$B$5]" office:value-type="float" office:value="2150.02388915432" calcext:value-type="float">
            <text:p>2150.02388915432</text:p>
          </table:table-cell>
          <table:table-cell table:formula="of:=([.C43]-[.C42])*[.$B$2]*[.D43]+[.I42]-[.H43]" office:value-type="float" office:value="230224.558050645" calcext:value-type="float">
            <text:p>230224.558050645</text:p>
          </table:table-cell>
          <table:table-cell table:formula="of:=[.I43]/[.$B$1]/[.$B$4]" office:value-type="float" office:value="9.16644999405339" calcext:value-type="float">
            <text:p>9.16644999405339</text:p>
          </table:table-cell>
          <table:table-cell table:formula="of:=[.J43]+[.$B$3]" office:value-type="float" office:value="34.1664499940534" calcext:value-type="float">
            <text:p>34.1664499940534</text:p>
          </table:table-cell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formula="of:=([.C44]-[.C43])*[.$B$2]*[.D44]+[.E43]" office:value-type="float" office:value="277500" calcext:value-type="float">
            <text:p>277500</text:p>
          </table:table-cell>
          <table:table-cell table:formula="of:=[.E44]/[.$B$4]/[.$B$1]" office:value-type="float" office:value="11.0487338748208" calcext:value-type="float">
            <text:p>11.0487338748208</text:p>
          </table:table-cell>
          <table:table-cell table:formula="of:=[.$B$3]+[.F44]" office:value-type="float" office:value="36.0487338748208" calcext:value-type="float">
            <text:p>36.0487338748208</text:p>
          </table:table-cell>
          <table:table-cell table:formula="of:=([.G44]-[.$B$3])*[.$B$5]" office:value-type="float" office:value="2209.74677496417" calcext:value-type="float">
            <text:p>2209.74677496417</text:p>
          </table:table-cell>
          <table:table-cell table:formula="of:=([.C44]-[.C43])*[.$B$2]*[.D44]+[.I43]-[.H44]" office:value-type="float" office:value="235514.811275681" calcext:value-type="float">
            <text:p>235514.811275681</text:p>
          </table:table-cell>
          <table:table-cell table:formula="of:=[.I44]/[.$B$1]/[.$B$4]" office:value-type="float" office:value="9.37708278689604" calcext:value-type="float">
            <text:p>9.37708278689604</text:p>
          </table:table-cell>
          <table:table-cell table:formula="of:=[.J44]+[.$B$3]" office:value-type="float" office:value="34.377082786896" calcext:value-type="float">
            <text:p>34.377082786896</text:p>
          </table:table-cell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formula="of:=([.C45]-[.C44])*[.$B$2]*[.D45]+[.E44]" office:value-type="float" office:value="285000" calcext:value-type="float">
            <text:p>285000</text:p>
          </table:table-cell>
          <table:table-cell table:formula="of:=[.E45]/[.$B$4]/[.$B$1]" office:value-type="float" office:value="11.34734830387" calcext:value-type="float">
            <text:p>11.34734830387</text:p>
          </table:table-cell>
          <table:table-cell table:formula="of:=[.$B$3]+[.F45]" office:value-type="float" office:value="36.34734830387" calcext:value-type="float">
            <text:p>36.34734830387</text:p>
          </table:table-cell>
          <table:table-cell table:formula="of:=([.G45]-[.$B$3])*[.$B$5]" office:value-type="float" office:value="2269.46966077401" calcext:value-type="float">
            <text:p>2269.46966077401</text:p>
          </table:table-cell>
          <table:table-cell table:formula="of:=([.C45]-[.C44])*[.$B$2]*[.D45]+[.I44]-[.H45]" office:value-type="float" office:value="240745.341614907" calcext:value-type="float">
            <text:p>240745.341614907</text:p>
          </table:table-cell>
          <table:table-cell table:formula="of:=[.I45]/[.$B$1]/[.$B$4]" office:value-type="float" office:value="9.58533769767904" calcext:value-type="float">
            <text:p>9.58533769767904</text:p>
          </table:table-cell>
          <table:table-cell table:formula="of:=[.J45]+[.$B$3]" office:value-type="float" office:value="34.585337697679" calcext:value-type="float">
            <text:p>34.585337697679</text:p>
          </table:table-cell>
        </table:table-row>
        <table:table-row table:style-name="ro1"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formula="of:=([.C46]-[.C45])*[.$B$2]*[.D46]+[.E45]" office:value-type="float" office:value="292500" calcext:value-type="float">
            <text:p>292500</text:p>
          </table:table-cell>
          <table:table-cell table:formula="of:=[.E46]/[.$B$4]/[.$B$1]" office:value-type="float" office:value="11.6459627329193" calcext:value-type="float">
            <text:p>11.6459627329193</text:p>
          </table:table-cell>
          <table:table-cell table:formula="of:=[.$B$3]+[.F46]" office:value-type="float" office:value="36.6459627329193" calcext:value-type="float">
            <text:p>36.6459627329193</text:p>
          </table:table-cell>
          <table:table-cell table:formula="of:=([.G46]-[.$B$3])*[.$B$5]" office:value-type="float" office:value="2329.19254658385" calcext:value-type="float">
            <text:p>2329.19254658385</text:p>
          </table:table-cell>
          <table:table-cell table:formula="of:=([.C46]-[.C45])*[.$B$2]*[.D46]+[.I45]-[.H46]" office:value-type="float" office:value="245916.149068323" calcext:value-type="float">
            <text:p>245916.149068323</text:p>
          </table:table-cell>
          <table:table-cell table:formula="of:=[.I46]/[.$B$1]/[.$B$4]" office:value-type="float" office:value="9.79121472640241" calcext:value-type="float">
            <text:p>9.79121472640241</text:p>
          </table:table-cell>
          <table:table-cell table:formula="of:=[.J46]+[.$B$3]" office:value-type="float" office:value="34.7912147264024" calcext:value-type="float">
            <text:p>34.7912147264024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([.C47]-[.C46])*[.$B$2]*[.D47]+[.E46]" office:value-type="float" office:value="300000" calcext:value-type="float">
            <text:p>300000</text:p>
          </table:table-cell>
          <table:table-cell table:formula="of:=[.E47]/[.$B$4]/[.$B$1]" office:value-type="float" office:value="11.9445771619685" calcext:value-type="float">
            <text:p>11.9445771619685</text:p>
          </table:table-cell>
          <table:table-cell table:formula="of:=[.$B$3]+[.F47]" office:value-type="float" office:value="36.9445771619685" calcext:value-type="float">
            <text:p>36.9445771619685</text:p>
          </table:table-cell>
          <table:table-cell table:formula="of:=([.G47]-[.$B$3])*[.$B$5]" office:value-type="float" office:value="2388.91543239369" calcext:value-type="float">
            <text:p>2388.91543239369</text:p>
          </table:table-cell>
          <table:table-cell table:formula="of:=([.C47]-[.C46])*[.$B$2]*[.D47]+[.I46]-[.H47]" office:value-type="float" office:value="251027.233635929" calcext:value-type="float">
            <text:p>251027.233635929</text:p>
          </table:table-cell>
          <table:table-cell table:formula="of:=[.I47]/[.$B$1]/[.$B$4]" office:value-type="float" office:value="9.99471387306615" calcext:value-type="float">
            <text:p>9.99471387306615</text:p>
          </table:table-cell>
          <table:table-cell table:formula="of:=[.J47]+[.$B$3]" office:value-type="float" office:value="34.9947138730661" calcext:value-type="float">
            <text:p>34.9947138730661</text:p>
          </table:table-cell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formula="of:=([.C48]-[.C47])*[.$B$2]*[.D48]+[.E47]" office:value-type="float" office:value="307500" calcext:value-type="float">
            <text:p>307500</text:p>
          </table:table-cell>
          <table:table-cell table:formula="of:=[.E48]/[.$B$4]/[.$B$1]" office:value-type="float" office:value="12.2431915910177" calcext:value-type="float">
            <text:p>12.2431915910177</text:p>
          </table:table-cell>
          <table:table-cell table:formula="of:=[.$B$3]+[.F48]" office:value-type="float" office:value="37.2431915910177" calcext:value-type="float">
            <text:p>37.2431915910177</text:p>
          </table:table-cell>
          <table:table-cell table:formula="of:=([.G48]-[.$B$3])*[.$B$5]" office:value-type="float" office:value="2448.63831820353" calcext:value-type="float">
            <text:p>2448.63831820353</text:p>
          </table:table-cell>
          <table:table-cell table:formula="of:=([.C48]-[.C47])*[.$B$2]*[.D48]+[.I47]-[.H48]" office:value-type="float" office:value="256078.595317726" calcext:value-type="float">
            <text:p>256078.595317726</text:p>
          </table:table-cell>
          <table:table-cell table:formula="of:=[.I48]/[.$B$1]/[.$B$4]" office:value-type="float" office:value="10.1958351376702" calcext:value-type="float">
            <text:p>10.1958351376702</text:p>
          </table:table-cell>
          <table:table-cell table:formula="of:=[.J48]+[.$B$3]" office:value-type="float" office:value="35.1958351376702" calcext:value-type="float">
            <text:p>35.1958351376702</text:p>
          </table:table-cell>
        </table:table-row>
        <table:table-row table:style-name="ro1"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formula="of:=([.C49]-[.C48])*[.$B$2]*[.D49]+[.E48]" office:value-type="float" office:value="315000" calcext:value-type="float">
            <text:p>315000</text:p>
          </table:table-cell>
          <table:table-cell table:formula="of:=[.E49]/[.$B$4]/[.$B$1]" office:value-type="float" office:value="12.5418060200669" calcext:value-type="float">
            <text:p>12.5418060200669</text:p>
          </table:table-cell>
          <table:table-cell table:formula="of:=[.$B$3]+[.F49]" office:value-type="float" office:value="37.5418060200669" calcext:value-type="float">
            <text:p>37.5418060200669</text:p>
          </table:table-cell>
          <table:table-cell table:formula="of:=([.G49]-[.$B$3])*[.$B$5]" office:value-type="float" office:value="2508.36120401338" calcext:value-type="float">
            <text:p>2508.36120401338</text:p>
          </table:table-cell>
          <table:table-cell table:formula="of:=([.C49]-[.C48])*[.$B$2]*[.D49]+[.I48]-[.H49]" office:value-type="float" office:value="261070.234113712" calcext:value-type="float">
            <text:p>261070.234113712</text:p>
          </table:table-cell>
          <table:table-cell table:formula="of:=[.I49]/[.$B$1]/[.$B$4]" office:value-type="float" office:value="10.3945785202147" calcext:value-type="float">
            <text:p>10.3945785202147</text:p>
          </table:table-cell>
          <table:table-cell table:formula="of:=[.J49]+[.$B$3]" office:value-type="float" office:value="35.3945785202147" calcext:value-type="float">
            <text:p>35.3945785202147</text:p>
          </table:table-cell>
        </table:table-row>
        <table:table-row table:style-name="ro1"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formula="of:=([.C50]-[.C49])*[.$B$2]*[.D50]+[.E49]" office:value-type="float" office:value="322500" calcext:value-type="float">
            <text:p>322500</text:p>
          </table:table-cell>
          <table:table-cell table:formula="of:=[.E50]/[.$B$4]/[.$B$1]" office:value-type="float" office:value="12.8404204491161" calcext:value-type="float">
            <text:p>12.8404204491161</text:p>
          </table:table-cell>
          <table:table-cell table:formula="of:=[.$B$3]+[.F50]" office:value-type="float" office:value="37.8404204491161" calcext:value-type="float">
            <text:p>37.8404204491161</text:p>
          </table:table-cell>
          <table:table-cell table:formula="of:=([.G50]-[.$B$3])*[.$B$5]" office:value-type="float" office:value="2568.08408982322" calcext:value-type="float">
            <text:p>2568.08408982322</text:p>
          </table:table-cell>
          <table:table-cell table:formula="of:=([.C50]-[.C49])*[.$B$2]*[.D50]+[.I49]-[.H50]" office:value-type="float" office:value="266002.150023889" calcext:value-type="float">
            <text:p>266002.150023889</text:p>
          </table:table-cell>
          <table:table-cell table:formula="of:=[.I50]/[.$B$1]/[.$B$4]" office:value-type="float" office:value="10.5909440206995" calcext:value-type="float">
            <text:p>10.5909440206995</text:p>
          </table:table-cell>
          <table:table-cell table:formula="of:=[.J50]+[.$B$3]" office:value-type="float" office:value="35.5909440206995" calcext:value-type="float">
            <text:p>35.5909440206995</text:p>
          </table:table-cell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formula="of:=([.C51]-[.C50])*[.$B$2]*[.D51]+[.E50]" office:value-type="float" office:value="330000" calcext:value-type="float">
            <text:p>330000</text:p>
          </table:table-cell>
          <table:table-cell table:formula="of:=[.E51]/[.$B$4]/[.$B$1]" office:value-type="float" office:value="13.1390348781653" calcext:value-type="float">
            <text:p>13.1390348781653</text:p>
          </table:table-cell>
          <table:table-cell table:formula="of:=[.$B$3]+[.F51]" office:value-type="float" office:value="38.1390348781653" calcext:value-type="float">
            <text:p>38.1390348781653</text:p>
          </table:table-cell>
          <table:table-cell table:formula="of:=([.G51]-[.$B$3])*[.$B$5]" office:value-type="float" office:value="2627.80697563306" calcext:value-type="float">
            <text:p>2627.80697563306</text:p>
          </table:table-cell>
          <table:table-cell table:formula="of:=([.C51]-[.C50])*[.$B$2]*[.D51]+[.I50]-[.H51]" office:value-type="float" office:value="270874.343048256" calcext:value-type="float">
            <text:p>270874.343048256</text:p>
          </table:table-cell>
          <table:table-cell table:formula="of:=[.I51]/[.$B$1]/[.$B$4]" office:value-type="float" office:value="10.7849316391247" calcext:value-type="float">
            <text:p>10.7849316391247</text:p>
          </table:table-cell>
          <table:table-cell table:formula="of:=[.J51]+[.$B$3]" office:value-type="float" office:value="35.7849316391247" calcext:value-type="float">
            <text:p>35.7849316391247</text:p>
          </table:table-cell>
        </table:table-row>
        <table:table-row table:style-name="ro1"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formula="of:=([.C52]-[.C51])*[.$B$2]*[.D52]+[.E51]" office:value-type="float" office:value="337500" calcext:value-type="float">
            <text:p>337500</text:p>
          </table:table-cell>
          <table:table-cell table:formula="of:=[.E52]/[.$B$4]/[.$B$1]" office:value-type="float" office:value="13.4376493072145" calcext:value-type="float">
            <text:p>13.4376493072145</text:p>
          </table:table-cell>
          <table:table-cell table:formula="of:=[.$B$3]+[.F52]" office:value-type="float" office:value="38.4376493072145" calcext:value-type="float">
            <text:p>38.4376493072145</text:p>
          </table:table-cell>
          <table:table-cell table:formula="of:=([.G52]-[.$B$3])*[.$B$5]" office:value-type="float" office:value="2687.52986144291" calcext:value-type="float">
            <text:p>2687.52986144291</text:p>
          </table:table-cell>
          <table:table-cell table:formula="of:=([.C52]-[.C51])*[.$B$2]*[.D52]+[.I51]-[.H52]" office:value-type="float" office:value="275686.813186813" calcext:value-type="float">
            <text:p>275686.813186813</text:p>
          </table:table-cell>
          <table:table-cell table:formula="of:=[.I52]/[.$B$1]/[.$B$4]" office:value-type="float" office:value="10.9765413754903" calcext:value-type="float">
            <text:p>10.9765413754903</text:p>
          </table:table-cell>
          <table:table-cell table:formula="of:=[.J52]+[.$B$3]" office:value-type="float" office:value="35.9765413754903" calcext:value-type="float">
            <text:p>35.9765413754903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formula="of:=([.C53]-[.C52])*[.$B$2]*[.D53]+[.E52]" office:value-type="float" office:value="345000" calcext:value-type="float">
            <text:p>345000</text:p>
          </table:table-cell>
          <table:table-cell table:formula="of:=[.E53]/[.$B$4]/[.$B$1]" office:value-type="float" office:value="13.7362637362637" calcext:value-type="float">
            <text:p>13.7362637362637</text:p>
          </table:table-cell>
          <table:table-cell table:formula="of:=[.$B$3]+[.F53]" office:value-type="float" office:value="38.7362637362637" calcext:value-type="float">
            <text:p>38.7362637362637</text:p>
          </table:table-cell>
          <table:table-cell table:formula="of:=([.G53]-[.$B$3])*[.$B$5]" office:value-type="float" office:value="2747.25274725275" calcext:value-type="float">
            <text:p>2747.25274725275</text:p>
          </table:table-cell>
          <table:table-cell table:formula="of:=([.C53]-[.C52])*[.$B$2]*[.D53]+[.I52]-[.H53]" office:value-type="float" office:value="280439.56043956" calcext:value-type="float">
            <text:p>280439.56043956</text:p>
          </table:table-cell>
          <table:table-cell table:formula="of:=[.I53]/[.$B$1]/[.$B$4]" office:value-type="float" office:value="11.1657732297962" calcext:value-type="float">
            <text:p>11.1657732297962</text:p>
          </table:table-cell>
          <table:table-cell table:formula="of:=[.J53]+[.$B$3]" office:value-type="float" office:value="36.1657732297962" calcext:value-type="float">
            <text:p>36.1657732297962</text:p>
          </table:table-cell>
        </table:table-row>
        <table:table-row table:style-name="ro1">
          <table:table-cell table:number-columns-repeated="2"/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table:formula="of:=([.C54]-[.C53])*[.$B$2]*[.D54]+[.E53]" office:value-type="float" office:value="352500" calcext:value-type="float">
            <text:p>352500</text:p>
          </table:table-cell>
          <table:table-cell table:formula="of:=[.E54]/[.$B$4]/[.$B$1]" office:value-type="float" office:value="14.0348781653129" calcext:value-type="float">
            <text:p>14.0348781653129</text:p>
          </table:table-cell>
          <table:table-cell table:formula="of:=[.$B$3]+[.F54]" office:value-type="float" office:value="39.0348781653129" calcext:value-type="float">
            <text:p>39.0348781653129</text:p>
          </table:table-cell>
          <table:table-cell table:formula="of:=([.G54]-[.$B$3])*[.$B$5]" office:value-type="float" office:value="2806.97563306259" calcext:value-type="float">
            <text:p>2806.97563306259</text:p>
          </table:table-cell>
          <table:table-cell table:formula="of:=([.C54]-[.C53])*[.$B$2]*[.D54]+[.I53]-[.H54]" office:value-type="float" office:value="285132.584806498" calcext:value-type="float">
            <text:p>285132.584806498</text:p>
          </table:table-cell>
          <table:table-cell table:formula="of:=[.I54]/[.$B$1]/[.$B$4]" office:value-type="float" office:value="11.3526272020424" calcext:value-type="float">
            <text:p>11.3526272020424</text:p>
          </table:table-cell>
          <table:table-cell table:formula="of:=[.J54]+[.$B$3]" office:value-type="float" office:value="36.3526272020424" calcext:value-type="float">
            <text:p>36.3526272020424</text:p>
          </table:table-cell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formula="of:=([.C55]-[.C54])*[.$B$2]*[.D55]+[.E54]" office:value-type="float" office:value="360000" calcext:value-type="float">
            <text:p>360000</text:p>
          </table:table-cell>
          <table:table-cell table:formula="of:=[.E55]/[.$B$4]/[.$B$1]" office:value-type="float" office:value="14.3334925943622" calcext:value-type="float">
            <text:p>14.3334925943622</text:p>
          </table:table-cell>
          <table:table-cell table:formula="of:=[.$B$3]+[.F55]" office:value-type="float" office:value="39.3334925943622" calcext:value-type="float">
            <text:p>39.3334925943622</text:p>
          </table:table-cell>
          <table:table-cell table:formula="of:=([.G55]-[.$B$3])*[.$B$5]" office:value-type="float" office:value="2866.69851887243" calcext:value-type="float">
            <text:p>2866.69851887243</text:p>
          </table:table-cell>
          <table:table-cell table:formula="of:=([.C55]-[.C54])*[.$B$2]*[.D55]+[.I54]-[.H55]" office:value-type="float" office:value="289765.886287625" calcext:value-type="float">
            <text:p>289765.886287625</text:p>
          </table:table-cell>
          <table:table-cell table:formula="of:=[.I55]/[.$B$1]/[.$B$4]" office:value-type="float" office:value="11.5371032922291" calcext:value-type="float">
            <text:p>11.5371032922291</text:p>
          </table:table-cell>
          <table:table-cell table:formula="of:=[.J55]+[.$B$3]" office:value-type="float" office:value="36.5371032922291" calcext:value-type="float">
            <text:p>36.5371032922291</text:p>
          </table:table-cell>
        </table:table-row>
        <table:table-row table:style-name="ro1">
          <table:table-cell table:number-columns-repeated="2"/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table:formula="of:=([.C56]-[.C55])*[.$B$2]*[.D56]+[.E55]" office:value-type="float" office:value="367500" calcext:value-type="float">
            <text:p>367500</text:p>
          </table:table-cell>
          <table:table-cell table:formula="of:=[.E56]/[.$B$4]/[.$B$1]" office:value-type="float" office:value="14.6321070234114" calcext:value-type="float">
            <text:p>14.6321070234114</text:p>
          </table:table-cell>
          <table:table-cell table:formula="of:=[.$B$3]+[.F56]" office:value-type="float" office:value="39.6321070234114" calcext:value-type="float">
            <text:p>39.6321070234114</text:p>
          </table:table-cell>
          <table:table-cell table:formula="of:=([.G56]-[.$B$3])*[.$B$5]" office:value-type="float" office:value="2926.42140468227" calcext:value-type="float">
            <text:p>2926.42140468227</text:p>
          </table:table-cell>
          <table:table-cell table:formula="of:=([.C56]-[.C55])*[.$B$2]*[.D56]+[.I55]-[.H56]" office:value-type="float" office:value="294339.464882943" calcext:value-type="float">
            <text:p>294339.464882943</text:p>
          </table:table-cell>
          <table:table-cell table:formula="of:=[.I56]/[.$B$1]/[.$B$4]" office:value-type="float" office:value="11.7192015003561" calcext:value-type="float">
            <text:p>11.7192015003561</text:p>
          </table:table-cell>
          <table:table-cell table:formula="of:=[.J56]+[.$B$3]" office:value-type="float" office:value="36.7192015003561" calcext:value-type="float">
            <text:p>36.7192015003561</text:p>
          </table:table-cell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formula="of:=([.C57]-[.C56])*[.$B$2]*[.D57]+[.E56]" office:value-type="float" office:value="375000" calcext:value-type="float">
            <text:p>375000</text:p>
          </table:table-cell>
          <table:table-cell table:formula="of:=[.E57]/[.$B$4]/[.$B$1]" office:value-type="float" office:value="14.9307214524606" calcext:value-type="float">
            <text:p>14.9307214524606</text:p>
          </table:table-cell>
          <table:table-cell table:formula="of:=[.$B$3]+[.F57]" office:value-type="float" office:value="39.9307214524606" calcext:value-type="float">
            <text:p>39.9307214524606</text:p>
          </table:table-cell>
          <table:table-cell table:formula="of:=([.G57]-[.$B$3])*[.$B$5]" office:value-type="float" office:value="2986.14429049212" calcext:value-type="float">
            <text:p>2986.14429049212</text:p>
          </table:table-cell>
          <table:table-cell table:formula="of:=([.C57]-[.C56])*[.$B$2]*[.D57]+[.I56]-[.H57]" office:value-type="float" office:value="298853.320592451" calcext:value-type="float">
            <text:p>298853.320592451</text:p>
          </table:table-cell>
          <table:table-cell table:formula="of:=[.I57]/[.$B$1]/[.$B$4]" office:value-type="float" office:value="11.8989218264234" calcext:value-type="float">
            <text:p>11.8989218264234</text:p>
          </table:table-cell>
          <table:table-cell table:formula="of:=[.J57]+[.$B$3]" office:value-type="float" office:value="36.8989218264234" calcext:value-type="float">
            <text:p>36.8989218264234</text:p>
          </table:table-cell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formula="of:=([.C58]-[.C57])*[.$B$2]*[.D58]+[.E57]" office:value-type="float" office:value="382500" calcext:value-type="float">
            <text:p>382500</text:p>
          </table:table-cell>
          <table:table-cell table:formula="of:=[.E58]/[.$B$4]/[.$B$1]" office:value-type="float" office:value="15.2293358815098" calcext:value-type="float">
            <text:p>15.2293358815098</text:p>
          </table:table-cell>
          <table:table-cell table:formula="of:=[.$B$3]+[.F58]" office:value-type="float" office:value="40.2293358815098" calcext:value-type="float">
            <text:p>40.2293358815098</text:p>
          </table:table-cell>
          <table:table-cell table:formula="of:=([.G58]-[.$B$3])*[.$B$5]" office:value-type="float" office:value="3045.86717630196" calcext:value-type="float">
            <text:p>3045.86717630196</text:p>
          </table:table-cell>
          <table:table-cell table:formula="of:=([.C58]-[.C57])*[.$B$2]*[.D58]+[.I57]-[.H58]" office:value-type="float" office:value="303307.453416149" calcext:value-type="float">
            <text:p>303307.453416149</text:p>
          </table:table-cell>
          <table:table-cell table:formula="of:=[.I58]/[.$B$1]/[.$B$4]" office:value-type="float" office:value="12.0762642704312" calcext:value-type="float">
            <text:p>12.0762642704312</text:p>
          </table:table-cell>
          <table:table-cell table:formula="of:=[.J58]+[.$B$3]" office:value-type="float" office:value="37.0762642704312" calcext:value-type="float">
            <text:p>37.0762642704312</text:p>
          </table:table-cell>
        </table:table-row>
        <table:table-row table:style-name="ro1"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([.C59]-[.C58])*[.$B$2]*[.D59]+[.E58]" office:value-type="float" office:value="382500" calcext:value-type="float">
            <text:p>382500</text:p>
          </table:table-cell>
          <table:table-cell table:formula="of:=[.E59]/[.$B$4]/[.$B$1]" office:value-type="float" office:value="15.2293358815098" calcext:value-type="float">
            <text:p>15.2293358815098</text:p>
          </table:table-cell>
          <table:table-cell table:formula="of:=[.$B$3]+[.F59]" office:value-type="float" office:value="40.2293358815098" calcext:value-type="float">
            <text:p>40.2293358815098</text:p>
          </table:table-cell>
          <table:table-cell table:formula="of:=([.G59]-[.$B$3])*[.$B$5]" office:value-type="float" office:value="3045.86717630196" calcext:value-type="float">
            <text:p>3045.86717630196</text:p>
          </table:table-cell>
          <table:table-cell table:formula="of:=([.C59]-[.C58])*[.$B$2]*[.D59]+[.I58]-[.H59]" office:value-type="float" office:value="300261.586239847" calcext:value-type="float">
            <text:p>300261.586239847</text:p>
          </table:table-cell>
          <table:table-cell table:formula="of:=[.I59]/[.$B$1]/[.$B$4]" office:value-type="float" office:value="11.9549922853897" calcext:value-type="float">
            <text:p>11.9549922853897</text:p>
          </table:table-cell>
          <table:table-cell table:formula="of:=[.J59]+[.$B$3]" office:value-type="float" office:value="36.9549922853897" calcext:value-type="float">
            <text:p>36.9549922853897</text:p>
          </table:table-cell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formula="of:=([.C60]-[.C59])*[.$B$2]*[.D60]+[.E59]" office:value-type="float" office:value="382500" calcext:value-type="float">
            <text:p>382500</text:p>
          </table:table-cell>
          <table:table-cell table:formula="of:=[.E60]/[.$B$4]/[.$B$1]" office:value-type="float" office:value="15.2293358815098" calcext:value-type="float">
            <text:p>15.2293358815098</text:p>
          </table:table-cell>
          <table:table-cell table:formula="of:=[.$B$3]+[.F60]" office:value-type="float" office:value="40.2293358815098" calcext:value-type="float">
            <text:p>40.2293358815098</text:p>
          </table:table-cell>
          <table:table-cell table:formula="of:=([.G60]-[.$B$3])*[.$B$5]" office:value-type="float" office:value="3045.86717630196" calcext:value-type="float">
            <text:p>3045.86717630196</text:p>
          </table:table-cell>
          <table:table-cell table:formula="of:=([.C60]-[.C59])*[.$B$2]*[.D60]+[.I59]-[.H60]" office:value-type="float" office:value="297215.719063545" calcext:value-type="float">
            <text:p>297215.719063545</text:p>
          </table:table-cell>
          <table:table-cell table:formula="of:=[.I60]/[.$B$1]/[.$B$4]" office:value-type="float" office:value="11.8337203003482" calcext:value-type="float">
            <text:p>11.8337203003482</text:p>
          </table:table-cell>
          <table:table-cell table:formula="of:=[.J60]+[.$B$3]" office:value-type="float" office:value="36.8337203003482" calcext:value-type="float">
            <text:p>36.8337203003482</text:p>
          </table:table-cell>
        </table:table-row>
        <table:table-row table:style-name="ro1">
          <table:table-cell table:number-columns-repeated="2"/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formula="of:=([.C61]-[.C60])*[.$B$2]*[.D61]+[.E60]" office:value-type="float" office:value="382500" calcext:value-type="float">
            <text:p>382500</text:p>
          </table:table-cell>
          <table:table-cell table:formula="of:=[.E61]/[.$B$4]/[.$B$1]" office:value-type="float" office:value="15.2293358815098" calcext:value-type="float">
            <text:p>15.2293358815098</text:p>
          </table:table-cell>
          <table:table-cell table:formula="of:=[.$B$3]+[.F61]" office:value-type="float" office:value="40.2293358815098" calcext:value-type="float">
            <text:p>40.2293358815098</text:p>
          </table:table-cell>
          <table:table-cell table:formula="of:=([.G61]-[.$B$3])*[.$B$5]" office:value-type="float" office:value="3045.86717630196" calcext:value-type="float">
            <text:p>3045.86717630196</text:p>
          </table:table-cell>
          <table:table-cell table:formula="of:=([.C61]-[.C60])*[.$B$2]*[.D61]+[.I60]-[.H61]" office:value-type="float" office:value="294169.851887243" calcext:value-type="float">
            <text:p>294169.851887243</text:p>
          </table:table-cell>
          <table:table-cell table:formula="of:=[.I61]/[.$B$1]/[.$B$4]" office:value-type="float" office:value="11.7124483153067" calcext:value-type="float">
            <text:p>11.7124483153067</text:p>
          </table:table-cell>
          <table:table-cell table:formula="of:=[.J61]+[.$B$3]" office:value-type="float" office:value="36.7124483153067" calcext:value-type="float">
            <text:p>36.7124483153067</text:p>
          </table:table-cell>
        </table:table-row>
        <table:table-row table:style-name="ro1">
          <table:table-cell table:number-columns-repeated="2"/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([.C62]-[.C61])*[.$B$2]*[.D62]+[.E61]" office:value-type="float" office:value="382500" calcext:value-type="float">
            <text:p>382500</text:p>
          </table:table-cell>
          <table:table-cell table:formula="of:=[.E62]/[.$B$4]/[.$B$1]" office:value-type="float" office:value="15.2293358815098" calcext:value-type="float">
            <text:p>15.2293358815098</text:p>
          </table:table-cell>
          <table:table-cell table:formula="of:=[.$B$3]+[.F62]" office:value-type="float" office:value="40.2293358815098" calcext:value-type="float">
            <text:p>40.2293358815098</text:p>
          </table:table-cell>
          <table:table-cell table:formula="of:=([.G62]-[.$B$3])*[.$B$5]" office:value-type="float" office:value="3045.86717630196" calcext:value-type="float">
            <text:p>3045.86717630196</text:p>
          </table:table-cell>
          <table:table-cell table:formula="of:=([.C62]-[.C61])*[.$B$2]*[.D62]+[.I61]-[.H62]" office:value-type="float" office:value="291123.984710941" calcext:value-type="float">
            <text:p>291123.984710941</text:p>
          </table:table-cell>
          <table:table-cell table:formula="of:=[.I62]/[.$B$1]/[.$B$4]" office:value-type="float" office:value="11.5911763302652" calcext:value-type="float">
            <text:p>11.5911763302652</text:p>
          </table:table-cell>
          <table:table-cell table:formula="of:=[.J62]+[.$B$3]" office:value-type="float" office:value="36.5911763302652" calcext:value-type="float">
            <text:p>36.5911763302652</text:p>
          </table:table-cell>
        </table:table-row>
        <table:table-row table:style-name="ro1"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([.C63]-[.C62])*[.$B$2]*[.D63]+[.E62]" office:value-type="float" office:value="382500" calcext:value-type="float">
            <text:p>382500</text:p>
          </table:table-cell>
          <table:table-cell table:formula="of:=[.E63]/[.$B$4]/[.$B$1]" office:value-type="float" office:value="15.2293358815098" calcext:value-type="float">
            <text:p>15.2293358815098</text:p>
          </table:table-cell>
          <table:table-cell table:formula="of:=[.$B$3]+[.F63]" office:value-type="float" office:value="40.2293358815098" calcext:value-type="float">
            <text:p>40.2293358815098</text:p>
          </table:table-cell>
          <table:table-cell table:formula="of:=([.G63]-[.$B$3])*[.$B$5]" office:value-type="float" office:value="3045.86717630196" calcext:value-type="float">
            <text:p>3045.86717630196</text:p>
          </table:table-cell>
          <table:table-cell table:formula="of:=([.C63]-[.C62])*[.$B$2]*[.D63]+[.I62]-[.H63]" office:value-type="float" office:value="288078.117534639" calcext:value-type="float">
            <text:p>288078.117534639</text:p>
          </table:table-cell>
          <table:table-cell table:formula="of:=[.I63]/[.$B$1]/[.$B$4]" office:value-type="float" office:value="11.4699043452237" calcext:value-type="float">
            <text:p>11.4699043452237</text:p>
          </table:table-cell>
          <table:table-cell table:formula="of:=[.J63]+[.$B$3]" office:value-type="float" office:value="36.4699043452237" calcext:value-type="float">
            <text:p>36.4699043452237</text:p>
          </table:table-cell>
        </table:table-row>
        <table:table-row table:style-name="ro1">
          <table:table-cell table:number-columns-repeated="2"/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formula="of:=([.C64]-[.C63])*[.$B$2]*[.D64]+[.E63]" office:value-type="float" office:value="382500" calcext:value-type="float">
            <text:p>382500</text:p>
          </table:table-cell>
          <table:table-cell table:formula="of:=[.E64]/[.$B$4]/[.$B$1]" office:value-type="float" office:value="15.2293358815098" calcext:value-type="float">
            <text:p>15.2293358815098</text:p>
          </table:table-cell>
          <table:table-cell table:formula="of:=[.$B$3]+[.F64]" office:value-type="float" office:value="40.2293358815098" calcext:value-type="float">
            <text:p>40.2293358815098</text:p>
          </table:table-cell>
          <table:table-cell table:formula="of:=([.G64]-[.$B$3])*[.$B$5]" office:value-type="float" office:value="3045.86717630196" calcext:value-type="float">
            <text:p>3045.86717630196</text:p>
          </table:table-cell>
          <table:table-cell table:formula="of:=([.C64]-[.C63])*[.$B$2]*[.D64]+[.I63]-[.H64]" office:value-type="float" office:value="285032.250358337" calcext:value-type="float">
            <text:p>285032.250358337</text:p>
          </table:table-cell>
          <table:table-cell table:formula="of:=[.I64]/[.$B$1]/[.$B$4]" office:value-type="float" office:value="11.3486323601823" calcext:value-type="float">
            <text:p>11.3486323601823</text:p>
          </table:table-cell>
          <table:table-cell table:formula="of:=[.J64]+[.$B$3]" office:value-type="float" office:value="36.3486323601823" calcext:value-type="float">
            <text:p>36.3486323601823</text:p>
          </table:table-cell>
        </table:table-row>
        <table:table-row table:style-name="ro1">
          <table:table-cell table:number-columns-repeated="2"/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([.C65]-[.C64])*[.$B$2]*[.D65]+[.E64]" office:value-type="float" office:value="382500" calcext:value-type="float">
            <text:p>382500</text:p>
          </table:table-cell>
          <table:table-cell table:formula="of:=[.E65]/[.$B$4]/[.$B$1]" office:value-type="float" office:value="15.2293358815098" calcext:value-type="float">
            <text:p>15.2293358815098</text:p>
          </table:table-cell>
          <table:table-cell table:formula="of:=[.$B$3]+[.F65]" office:value-type="float" office:value="40.2293358815098" calcext:value-type="float">
            <text:p>40.2293358815098</text:p>
          </table:table-cell>
          <table:table-cell table:formula="of:=([.G65]-[.$B$3])*[.$B$5]" office:value-type="float" office:value="3045.86717630196" calcext:value-type="float">
            <text:p>3045.86717630196</text:p>
          </table:table-cell>
          <table:table-cell table:formula="of:=([.C65]-[.C64])*[.$B$2]*[.D65]+[.I64]-[.H65]" office:value-type="float" office:value="281986.383182035" calcext:value-type="float">
            <text:p>281986.383182035</text:p>
          </table:table-cell>
          <table:table-cell table:formula="of:=[.I65]/[.$B$1]/[.$B$4]" office:value-type="float" office:value="11.2273603751408" calcext:value-type="float">
            <text:p>11.2273603751408</text:p>
          </table:table-cell>
          <table:table-cell table:formula="of:=[.J65]+[.$B$3]" office:value-type="float" office:value="36.2273603751408" calcext:value-type="float">
            <text:p>36.2273603751408</text:p>
          </table:table-cell>
        </table:table-row>
        <table:table-row table:style-name="ro1">
          <table:table-cell table:number-columns-repeated="2"/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([.C66]-[.C65])*[.$B$2]*[.D66]+[.E65]" office:value-type="float" office:value="382500" calcext:value-type="float">
            <text:p>382500</text:p>
          </table:table-cell>
          <table:table-cell table:formula="of:=[.E66]/[.$B$4]/[.$B$1]" office:value-type="float" office:value="15.2293358815098" calcext:value-type="float">
            <text:p>15.2293358815098</text:p>
          </table:table-cell>
          <table:table-cell table:formula="of:=[.$B$3]+[.F66]" office:value-type="float" office:value="40.2293358815098" calcext:value-type="float">
            <text:p>40.2293358815098</text:p>
          </table:table-cell>
          <table:table-cell table:formula="of:=([.G66]-[.$B$3])*[.$B$5]" office:value-type="float" office:value="3045.86717630196" calcext:value-type="float">
            <text:p>3045.86717630196</text:p>
          </table:table-cell>
          <table:table-cell table:formula="of:=([.C66]-[.C65])*[.$B$2]*[.D66]+[.I65]-[.H66]" office:value-type="float" office:value="278940.516005733" calcext:value-type="float">
            <text:p>278940.516005733</text:p>
          </table:table-cell>
          <table:table-cell table:formula="of:=[.I66]/[.$B$1]/[.$B$4]" office:value-type="float" office:value="11.1060883900993" calcext:value-type="float">
            <text:p>11.1060883900993</text:p>
          </table:table-cell>
          <table:table-cell table:formula="of:=[.J66]+[.$B$3]" office:value-type="float" office:value="36.1060883900993" calcext:value-type="float">
            <text:p>36.1060883900993</text:p>
          </table:table-cell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([.C67]-[.C66])*[.$B$2]*[.D67]+[.E66]" office:value-type="float" office:value="382500" calcext:value-type="float">
            <text:p>382500</text:p>
          </table:table-cell>
          <table:table-cell table:formula="of:=[.E67]/[.$B$4]/[.$B$1]" office:value-type="float" office:value="15.2293358815098" calcext:value-type="float">
            <text:p>15.2293358815098</text:p>
          </table:table-cell>
          <table:table-cell table:formula="of:=[.$B$3]+[.F67]" office:value-type="float" office:value="40.2293358815098" calcext:value-type="float">
            <text:p>40.2293358815098</text:p>
          </table:table-cell>
          <table:table-cell table:formula="of:=([.G67]-[.$B$3])*[.$B$5]" office:value-type="float" office:value="3045.86717630196" calcext:value-type="float">
            <text:p>3045.86717630196</text:p>
          </table:table-cell>
          <table:table-cell table:formula="of:=([.C67]-[.C66])*[.$B$2]*[.D67]+[.I66]-[.H67]" office:value-type="float" office:value="275894.648829431" calcext:value-type="float">
            <text:p>275894.648829431</text:p>
          </table:table-cell>
          <table:table-cell table:formula="of:=[.I67]/[.$B$1]/[.$B$4]" office:value-type="float" office:value="10.9848164050578" calcext:value-type="float">
            <text:p>10.9848164050578</text:p>
          </table:table-cell>
          <table:table-cell table:formula="of:=[.J67]+[.$B$3]" office:value-type="float" office:value="35.9848164050578" calcext:value-type="float">
            <text:p>35.9848164050578</text:p>
          </table:table-cell>
        </table:table-row>
        <table:table-row table:style-name="ro1">
          <table:table-cell table:number-columns-repeated="2"/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([.C68]-[.C67])*[.$B$2]*[.D68]+[.E67]" office:value-type="float" office:value="382500" calcext:value-type="float">
            <text:p>382500</text:p>
          </table:table-cell>
          <table:table-cell table:formula="of:=[.E68]/[.$B$4]/[.$B$1]" office:value-type="float" office:value="15.2293358815098" calcext:value-type="float">
            <text:p>15.2293358815098</text:p>
          </table:table-cell>
          <table:table-cell table:formula="of:=[.$B$3]+[.F68]" office:value-type="float" office:value="40.2293358815098" calcext:value-type="float">
            <text:p>40.2293358815098</text:p>
          </table:table-cell>
          <table:table-cell table:formula="of:=([.G68]-[.$B$3])*[.$B$5]" office:value-type="float" office:value="3045.86717630196" calcext:value-type="float">
            <text:p>3045.86717630196</text:p>
          </table:table-cell>
          <table:table-cell table:formula="of:=([.C68]-[.C67])*[.$B$2]*[.D68]+[.I67]-[.H68]" office:value-type="float" office:value="272848.78165313" calcext:value-type="float">
            <text:p>272848.78165313</text:p>
          </table:table-cell>
          <table:table-cell table:formula="of:=[.I68]/[.$B$1]/[.$B$4]" office:value-type="float" office:value="10.8635444200163" calcext:value-type="float">
            <text:p>10.8635444200163</text:p>
          </table:table-cell>
          <table:table-cell table:formula="of:=[.J68]+[.$B$3]" office:value-type="float" office:value="35.8635444200163" calcext:value-type="float">
            <text:p>35.8635444200163</text:p>
          </table:table-cell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([.C69]-[.C68])*[.$B$2]*[.D69]+[.E68]" office:value-type="float" office:value="382500" calcext:value-type="float">
            <text:p>382500</text:p>
          </table:table-cell>
          <table:table-cell table:formula="of:=[.E69]/[.$B$4]/[.$B$1]" office:value-type="float" office:value="15.2293358815098" calcext:value-type="float">
            <text:p>15.2293358815098</text:p>
          </table:table-cell>
          <table:table-cell table:formula="of:=[.$B$3]+[.F69]" office:value-type="float" office:value="40.2293358815098" calcext:value-type="float">
            <text:p>40.2293358815098</text:p>
          </table:table-cell>
          <table:table-cell table:formula="of:=([.G69]-[.$B$3])*[.$B$5]" office:value-type="float" office:value="3045.86717630196" calcext:value-type="float">
            <text:p>3045.86717630196</text:p>
          </table:table-cell>
          <table:table-cell table:formula="of:=([.C69]-[.C68])*[.$B$2]*[.D69]+[.I68]-[.H69]" office:value-type="float" office:value="269802.914476828" calcext:value-type="float">
            <text:p>269802.914476828</text:p>
          </table:table-cell>
          <table:table-cell table:formula="of:=[.I69]/[.$B$1]/[.$B$4]" office:value-type="float" office:value="10.7422724349748" calcext:value-type="float">
            <text:p>10.7422724349748</text:p>
          </table:table-cell>
          <table:table-cell table:formula="of:=[.J69]+[.$B$3]" office:value-type="float" office:value="35.7422724349748" calcext:value-type="float">
            <text:p>35.7422724349748</text:p>
          </table:table-cell>
        </table:table-row>
        <table:table-row table:style-name="ro1"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([.C70]-[.C69])*[.$B$2]*[.D70]+[.E69]" office:value-type="float" office:value="382500" calcext:value-type="float">
            <text:p>382500</text:p>
          </table:table-cell>
          <table:table-cell table:formula="of:=[.E70]/[.$B$4]/[.$B$1]" office:value-type="float" office:value="15.2293358815098" calcext:value-type="float">
            <text:p>15.2293358815098</text:p>
          </table:table-cell>
          <table:table-cell table:formula="of:=[.$B$3]+[.F70]" office:value-type="float" office:value="40.2293358815098" calcext:value-type="float">
            <text:p>40.2293358815098</text:p>
          </table:table-cell>
          <table:table-cell table:formula="of:=([.G70]-[.$B$3])*[.$B$5]" office:value-type="float" office:value="3045.86717630196" calcext:value-type="float">
            <text:p>3045.86717630196</text:p>
          </table:table-cell>
          <table:table-cell table:formula="of:=([.C70]-[.C69])*[.$B$2]*[.D70]+[.I69]-[.H70]" office:value-type="float" office:value="266757.047300526" calcext:value-type="float">
            <text:p>266757.047300526</text:p>
          </table:table-cell>
          <table:table-cell table:formula="of:=[.I70]/[.$B$1]/[.$B$4]" office:value-type="float" office:value="10.6210004499333" calcext:value-type="float">
            <text:p>10.6210004499333</text:p>
          </table:table-cell>
          <table:table-cell table:formula="of:=[.J70]+[.$B$3]" office:value-type="float" office:value="35.6210004499333" calcext:value-type="float">
            <text:p>35.6210004499333</text:p>
          </table:table-cell>
        </table:table-row>
        <table:table-row table:style-name="ro1"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([.C71]-[.C70])*[.$B$2]*[.D71]+[.E70]" office:value-type="float" office:value="382500" calcext:value-type="float">
            <text:p>382500</text:p>
          </table:table-cell>
          <table:table-cell table:formula="of:=[.E71]/[.$B$4]/[.$B$1]" office:value-type="float" office:value="15.2293358815098" calcext:value-type="float">
            <text:p>15.2293358815098</text:p>
          </table:table-cell>
          <table:table-cell table:formula="of:=[.$B$3]+[.F71]" office:value-type="float" office:value="40.2293358815098" calcext:value-type="float">
            <text:p>40.2293358815098</text:p>
          </table:table-cell>
          <table:table-cell table:formula="of:=([.G71]-[.$B$3])*[.$B$5]" office:value-type="float" office:value="3045.86717630196" calcext:value-type="float">
            <text:p>3045.86717630196</text:p>
          </table:table-cell>
          <table:table-cell table:formula="of:=([.C71]-[.C70])*[.$B$2]*[.D71]+[.I70]-[.H71]" office:value-type="float" office:value="263711.180124224" calcext:value-type="float">
            <text:p>263711.180124224</text:p>
          </table:table-cell>
          <table:table-cell table:formula="of:=[.I71]/[.$B$1]/[.$B$4]" office:value-type="float" office:value="10.4997284648919" calcext:value-type="float">
            <text:p>10.4997284648919</text:p>
          </table:table-cell>
          <table:table-cell table:formula="of:=[.J71]+[.$B$3]" office:value-type="float" office:value="35.4997284648919" calcext:value-type="float">
            <text:p>35.4997284648919</text:p>
          </table:table-cell>
        </table:table-row>
        <table:table-row table:style-name="ro1">
          <table:table-cell table:number-columns-repeated="2"/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([.C72]-[.C71])*[.$B$2]*[.D72]+[.E71]" office:value-type="float" office:value="382500" calcext:value-type="float">
            <text:p>382500</text:p>
          </table:table-cell>
          <table:table-cell table:formula="of:=[.E72]/[.$B$4]/[.$B$1]" office:value-type="float" office:value="15.2293358815098" calcext:value-type="float">
            <text:p>15.2293358815098</text:p>
          </table:table-cell>
          <table:table-cell table:formula="of:=[.$B$3]+[.F72]" office:value-type="float" office:value="40.2293358815098" calcext:value-type="float">
            <text:p>40.2293358815098</text:p>
          </table:table-cell>
          <table:table-cell table:formula="of:=([.G72]-[.$B$3])*[.$B$5]" office:value-type="float" office:value="3045.86717630196" calcext:value-type="float">
            <text:p>3045.86717630196</text:p>
          </table:table-cell>
          <table:table-cell table:formula="of:=([.C72]-[.C71])*[.$B$2]*[.D72]+[.I71]-[.H72]" office:value-type="float" office:value="260665.312947922" calcext:value-type="float">
            <text:p>260665.312947922</text:p>
          </table:table-cell>
          <table:table-cell table:formula="of:=[.I72]/[.$B$1]/[.$B$4]" office:value-type="float" office:value="10.3784564798504" calcext:value-type="float">
            <text:p>10.3784564798504</text:p>
          </table:table-cell>
          <table:table-cell table:formula="of:=[.J72]+[.$B$3]" office:value-type="float" office:value="35.3784564798504" calcext:value-type="float">
            <text:p>35.3784564798504</text:p>
          </table:table-cell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formula="of:=([.C73]-[.C72])*[.$B$2]*[.D73]+[.E72]" office:value-type="float" office:value="382500" calcext:value-type="float">
            <text:p>382500</text:p>
          </table:table-cell>
          <table:table-cell table:formula="of:=[.E73]/[.$B$4]/[.$B$1]" office:value-type="float" office:value="15.2293358815098" calcext:value-type="float">
            <text:p>15.2293358815098</text:p>
          </table:table-cell>
          <table:table-cell table:formula="of:=[.$B$3]+[.F73]" office:value-type="float" office:value="40.2293358815098" calcext:value-type="float">
            <text:p>40.2293358815098</text:p>
          </table:table-cell>
          <table:table-cell table:formula="of:=([.G73]-[.$B$3])*[.$B$5]" office:value-type="float" office:value="3045.86717630196" calcext:value-type="float">
            <text:p>3045.86717630196</text:p>
          </table:table-cell>
          <table:table-cell table:formula="of:=([.C73]-[.C72])*[.$B$2]*[.D73]+[.I72]-[.H73]" office:value-type="float" office:value="257619.44577162" calcext:value-type="float">
            <text:p>257619.44577162</text:p>
          </table:table-cell>
          <table:table-cell table:formula="of:=[.I73]/[.$B$1]/[.$B$4]" office:value-type="float" office:value="10.2571844948089" calcext:value-type="float">
            <text:p>10.2571844948089</text:p>
          </table:table-cell>
          <table:table-cell table:formula="of:=[.J73]+[.$B$3]" office:value-type="float" office:value="35.2571844948089" calcext:value-type="float">
            <text:p>35.2571844948089</text:p>
          </table:table-cell>
        </table:table-row>
        <table:table-row table:style-name="ro1">
          <table:table-cell table:number-columns-repeated="2"/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([.C74]-[.C73])*[.$B$2]*[.D74]+[.E73]" office:value-type="float" office:value="382500" calcext:value-type="float">
            <text:p>382500</text:p>
          </table:table-cell>
          <table:table-cell table:formula="of:=[.E74]/[.$B$4]/[.$B$1]" office:value-type="float" office:value="15.2293358815098" calcext:value-type="float">
            <text:p>15.2293358815098</text:p>
          </table:table-cell>
          <table:table-cell table:formula="of:=[.$B$3]+[.F74]" office:value-type="float" office:value="40.2293358815098" calcext:value-type="float">
            <text:p>40.2293358815098</text:p>
          </table:table-cell>
          <table:table-cell table:formula="of:=([.G74]-[.$B$3])*[.$B$5]" office:value-type="float" office:value="3045.86717630196" calcext:value-type="float">
            <text:p>3045.86717630196</text:p>
          </table:table-cell>
          <table:table-cell table:formula="of:=([.C74]-[.C73])*[.$B$2]*[.D74]+[.I73]-[.H74]" office:value-type="float" office:value="254573.578595318" calcext:value-type="float">
            <text:p>254573.578595318</text:p>
          </table:table-cell>
          <table:table-cell table:formula="of:=[.I74]/[.$B$1]/[.$B$4]" office:value-type="float" office:value="10.1359125097674" calcext:value-type="float">
            <text:p>10.1359125097674</text:p>
          </table:table-cell>
          <table:table-cell table:formula="of:=[.J74]+[.$B$3]" office:value-type="float" office:value="35.1359125097674" calcext:value-type="float">
            <text:p>35.1359125097674</text:p>
          </table:table-cell>
        </table:table-row>
        <table:table-row table:style-name="ro1"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([.C75]-[.C74])*[.$B$2]*[.D75]+[.E74]" office:value-type="float" office:value="382500" calcext:value-type="float">
            <text:p>382500</text:p>
          </table:table-cell>
          <table:table-cell table:formula="of:=[.E75]/[.$B$4]/[.$B$1]" office:value-type="float" office:value="15.2293358815098" calcext:value-type="float">
            <text:p>15.2293358815098</text:p>
          </table:table-cell>
          <table:table-cell table:formula="of:=[.$B$3]+[.F75]" office:value-type="float" office:value="40.2293358815098" calcext:value-type="float">
            <text:p>40.2293358815098</text:p>
          </table:table-cell>
          <table:table-cell table:formula="of:=([.G75]-[.$B$3])*[.$B$5]" office:value-type="float" office:value="3045.86717630196" calcext:value-type="float">
            <text:p>3045.86717630196</text:p>
          </table:table-cell>
          <table:table-cell table:formula="of:=([.C75]-[.C74])*[.$B$2]*[.D75]+[.I74]-[.H75]" office:value-type="float" office:value="251527.711419016" calcext:value-type="float">
            <text:p>251527.711419016</text:p>
          </table:table-cell>
          <table:table-cell table:formula="of:=[.I75]/[.$B$1]/[.$B$4]" office:value-type="float" office:value="10.0146405247259" calcext:value-type="float">
            <text:p>10.0146405247259</text:p>
          </table:table-cell>
          <table:table-cell table:formula="of:=[.J75]+[.$B$3]" office:value-type="float" office:value="35.0146405247259" calcext:value-type="float">
            <text:p>35.0146405247259</text:p>
          </table:table-cell>
        </table:table-row>
        <table:table-row table:style-name="ro1">
          <table:table-cell table:number-columns-repeated="2"/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([.C76]-[.C75])*[.$B$2]*[.D76]+[.E75]" office:value-type="float" office:value="382500" calcext:value-type="float">
            <text:p>382500</text:p>
          </table:table-cell>
          <table:table-cell table:formula="of:=[.E76]/[.$B$4]/[.$B$1]" office:value-type="float" office:value="15.2293358815098" calcext:value-type="float">
            <text:p>15.2293358815098</text:p>
          </table:table-cell>
          <table:table-cell table:formula="of:=[.$B$3]+[.F76]" office:value-type="float" office:value="40.2293358815098" calcext:value-type="float">
            <text:p>40.2293358815098</text:p>
          </table:table-cell>
          <table:table-cell table:formula="of:=([.G76]-[.$B$3])*[.$B$5]" office:value-type="float" office:value="3045.86717630196" calcext:value-type="float">
            <text:p>3045.86717630196</text:p>
          </table:table-cell>
          <table:table-cell table:formula="of:=([.C76]-[.C75])*[.$B$2]*[.D76]+[.I75]-[.H76]" office:value-type="float" office:value="248481.844242714" calcext:value-type="float">
            <text:p>248481.844242714</text:p>
          </table:table-cell>
          <table:table-cell table:formula="of:=[.I76]/[.$B$1]/[.$B$4]" office:value-type="float" office:value="9.89336853968442" calcext:value-type="float">
            <text:p>9.89336853968442</text:p>
          </table:table-cell>
          <table:table-cell table:formula="of:=[.J76]+[.$B$3]" office:value-type="float" office:value="34.8933685396844" calcext:value-type="float">
            <text:p>34.8933685396844</text:p>
          </table:table-cell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([.C77]-[.C76])*[.$B$2]*[.D77]+[.E76]" office:value-type="float" office:value="382500" calcext:value-type="float">
            <text:p>382500</text:p>
          </table:table-cell>
          <table:table-cell table:formula="of:=[.E77]/[.$B$4]/[.$B$1]" office:value-type="float" office:value="15.2293358815098" calcext:value-type="float">
            <text:p>15.2293358815098</text:p>
          </table:table-cell>
          <table:table-cell table:formula="of:=[.$B$3]+[.F77]" office:value-type="float" office:value="40.2293358815098" calcext:value-type="float">
            <text:p>40.2293358815098</text:p>
          </table:table-cell>
          <table:table-cell table:formula="of:=([.G77]-[.$B$3])*[.$B$5]" office:value-type="float" office:value="3045.86717630196" calcext:value-type="float">
            <text:p>3045.86717630196</text:p>
          </table:table-cell>
          <table:table-cell table:formula="of:=([.C77]-[.C76])*[.$B$2]*[.D77]+[.I76]-[.H77]" office:value-type="float" office:value="245435.977066412" calcext:value-type="float">
            <text:p>245435.977066412</text:p>
          </table:table-cell>
          <table:table-cell table:formula="of:=[.I77]/[.$B$1]/[.$B$4]" office:value-type="float" office:value="9.77209655464294" calcext:value-type="float">
            <text:p>9.77209655464294</text:p>
          </table:table-cell>
          <table:table-cell table:formula="of:=[.J77]+[.$B$3]" office:value-type="float" office:value="34.7720965546429" calcext:value-type="float">
            <text:p>34.7720965546429</text:p>
          </table:table-cell>
        </table:table-row>
        <table:table-row table:style-name="ro1">
          <table:table-cell table:number-columns-repeated="2"/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table:formula="of:=([.C78]-[.C77])*[.$B$2]*[.D78]+[.E77]" office:value-type="float" office:value="382500" calcext:value-type="float">
            <text:p>382500</text:p>
          </table:table-cell>
          <table:table-cell table:formula="of:=[.E78]/[.$B$4]/[.$B$1]" office:value-type="float" office:value="15.2293358815098" calcext:value-type="float">
            <text:p>15.2293358815098</text:p>
          </table:table-cell>
          <table:table-cell table:formula="of:=[.$B$3]+[.F78]" office:value-type="float" office:value="40.2293358815098" calcext:value-type="float">
            <text:p>40.2293358815098</text:p>
          </table:table-cell>
          <table:table-cell table:formula="of:=([.G78]-[.$B$3])*[.$B$5]" office:value-type="float" office:value="3045.86717630196" calcext:value-type="float">
            <text:p>3045.86717630196</text:p>
          </table:table-cell>
          <table:table-cell table:formula="of:=([.C78]-[.C77])*[.$B$2]*[.D78]+[.I77]-[.H78]" office:value-type="float" office:value="242390.10989011" calcext:value-type="float">
            <text:p>242390.10989011</text:p>
          </table:table-cell>
          <table:table-cell table:formula="of:=[.I78]/[.$B$1]/[.$B$4]" office:value-type="float" office:value="9.65082456960145" calcext:value-type="float">
            <text:p>9.65082456960145</text:p>
          </table:table-cell>
          <table:table-cell table:formula="of:=[.J78]+[.$B$3]" office:value-type="float" office:value="34.6508245696015" calcext:value-type="float">
            <text:p>34.6508245696015</text:p>
          </table:table-cell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formula="of:=([.C79]-[.C78])*[.$B$2]*[.D79]+[.E78]" office:value-type="float" office:value="382500" calcext:value-type="float">
            <text:p>382500</text:p>
          </table:table-cell>
          <table:table-cell table:formula="of:=[.E79]/[.$B$4]/[.$B$1]" office:value-type="float" office:value="15.2293358815098" calcext:value-type="float">
            <text:p>15.2293358815098</text:p>
          </table:table-cell>
          <table:table-cell table:formula="of:=[.$B$3]+[.F79]" office:value-type="float" office:value="40.2293358815098" calcext:value-type="float">
            <text:p>40.2293358815098</text:p>
          </table:table-cell>
          <table:table-cell table:formula="of:=([.G79]-[.$B$3])*[.$B$5]" office:value-type="float" office:value="3045.86717630196" calcext:value-type="float">
            <text:p>3045.86717630196</text:p>
          </table:table-cell>
          <table:table-cell table:formula="of:=([.C79]-[.C78])*[.$B$2]*[.D79]+[.I78]-[.H79]" office:value-type="float" office:value="239344.242713808" calcext:value-type="float">
            <text:p>239344.242713808</text:p>
          </table:table-cell>
          <table:table-cell table:formula="of:=[.I79]/[.$B$1]/[.$B$4]" office:value-type="float" office:value="9.52955258455997" calcext:value-type="float">
            <text:p>9.52955258455997</text:p>
          </table:table-cell>
          <table:table-cell table:formula="of:=[.J79]+[.$B$3]" office:value-type="float" office:value="34.52955258456" calcext:value-type="float">
            <text:p>34.52955258456</text:p>
          </table:table-cell>
        </table:table-row>
        <table:table-row table:style-name="ro1">
          <table:table-cell table:number-columns-repeated="2"/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formula="of:=([.C80]-[.C79])*[.$B$2]*[.D80]+[.E79]" office:value-type="float" office:value="382500" calcext:value-type="float">
            <text:p>382500</text:p>
          </table:table-cell>
          <table:table-cell table:formula="of:=[.E80]/[.$B$4]/[.$B$1]" office:value-type="float" office:value="15.2293358815098" calcext:value-type="float">
            <text:p>15.2293358815098</text:p>
          </table:table-cell>
          <table:table-cell table:formula="of:=[.$B$3]+[.F80]" office:value-type="float" office:value="40.2293358815098" calcext:value-type="float">
            <text:p>40.2293358815098</text:p>
          </table:table-cell>
          <table:table-cell table:formula="of:=([.G80]-[.$B$3])*[.$B$5]" office:value-type="float" office:value="3045.86717630196" calcext:value-type="float">
            <text:p>3045.86717630196</text:p>
          </table:table-cell>
          <table:table-cell table:formula="of:=([.C80]-[.C79])*[.$B$2]*[.D80]+[.I79]-[.H80]" office:value-type="float" office:value="236298.375537506" calcext:value-type="float">
            <text:p>236298.375537506</text:p>
          </table:table-cell>
          <table:table-cell table:formula="of:=[.I80]/[.$B$1]/[.$B$4]" office:value-type="float" office:value="9.40828059951848" calcext:value-type="float">
            <text:p>9.40828059951848</text:p>
          </table:table-cell>
          <table:table-cell table:formula="of:=[.J80]+[.$B$3]" office:value-type="float" office:value="34.4082805995185" calcext:value-type="float">
            <text:p>34.4082805995185</text:p>
          </table:table-cell>
        </table:table-row>
        <table:table-row table:style-name="ro1">
          <table:table-cell table:number-columns-repeated="2"/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([.C81]-[.C80])*[.$B$2]*[.D81]+[.E80]" office:value-type="float" office:value="382500" calcext:value-type="float">
            <text:p>382500</text:p>
          </table:table-cell>
          <table:table-cell table:formula="of:=[.E81]/[.$B$4]/[.$B$1]" office:value-type="float" office:value="15.2293358815098" calcext:value-type="float">
            <text:p>15.2293358815098</text:p>
          </table:table-cell>
          <table:table-cell table:formula="of:=[.$B$3]+[.F81]" office:value-type="float" office:value="40.2293358815098" calcext:value-type="float">
            <text:p>40.2293358815098</text:p>
          </table:table-cell>
          <table:table-cell table:formula="of:=([.G81]-[.$B$3])*[.$B$5]" office:value-type="float" office:value="3045.86717630196" calcext:value-type="float">
            <text:p>3045.86717630196</text:p>
          </table:table-cell>
          <table:table-cell table:formula="of:=([.C81]-[.C80])*[.$B$2]*[.D81]+[.I80]-[.H81]" office:value-type="float" office:value="233252.508361204" calcext:value-type="float">
            <text:p>233252.508361204</text:p>
          </table:table-cell>
          <table:table-cell table:formula="of:=[.I81]/[.$B$1]/[.$B$4]" office:value-type="float" office:value="9.28700861447699" calcext:value-type="float">
            <text:p>9.28700861447699</text:p>
          </table:table-cell>
          <table:table-cell table:formula="of:=[.J81]+[.$B$3]" office:value-type="float" office:value="34.287008614477" calcext:value-type="float">
            <text:p>34.287008614477</text:p>
          </table:table-cell>
        </table:table-row>
        <table:table-row table:style-name="ro1">
          <table:table-cell table:number-columns-repeated="2"/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table:formula="of:=([.C82]-[.C81])*[.$B$2]*[.D82]+[.E81]" office:value-type="float" office:value="382500" calcext:value-type="float">
            <text:p>382500</text:p>
          </table:table-cell>
          <table:table-cell table:formula="of:=[.E82]/[.$B$4]/[.$B$1]" office:value-type="float" office:value="15.2293358815098" calcext:value-type="float">
            <text:p>15.2293358815098</text:p>
          </table:table-cell>
          <table:table-cell table:formula="of:=[.$B$3]+[.F82]" office:value-type="float" office:value="40.2293358815098" calcext:value-type="float">
            <text:p>40.2293358815098</text:p>
          </table:table-cell>
          <table:table-cell table:formula="of:=([.G82]-[.$B$3])*[.$B$5]" office:value-type="float" office:value="3045.86717630196" calcext:value-type="float">
            <text:p>3045.86717630196</text:p>
          </table:table-cell>
          <table:table-cell table:formula="of:=([.C82]-[.C81])*[.$B$2]*[.D82]+[.I81]-[.H82]" office:value-type="float" office:value="230206.641184902" calcext:value-type="float">
            <text:p>230206.641184902</text:p>
          </table:table-cell>
          <table:table-cell table:formula="of:=[.I82]/[.$B$1]/[.$B$4]" office:value-type="float" office:value="9.16573662943551" calcext:value-type="float">
            <text:p>9.16573662943551</text:p>
          </table:table-cell>
          <table:table-cell table:formula="of:=[.J82]+[.$B$3]" office:value-type="float" office:value="34.1657366294355" calcext:value-type="float">
            <text:p>34.1657366294355</text:p>
          </table:table-cell>
        </table:table-row>
        <table:table-row table:style-name="ro1"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table:formula="of:=([.C83]-[.C82])*[.$B$2]*[.D83]+[.E82]" office:value-type="float" office:value="382500" calcext:value-type="float">
            <text:p>382500</text:p>
          </table:table-cell>
          <table:table-cell table:formula="of:=[.E83]/[.$B$4]/[.$B$1]" office:value-type="float" office:value="15.2293358815098" calcext:value-type="float">
            <text:p>15.2293358815098</text:p>
          </table:table-cell>
          <table:table-cell table:formula="of:=[.$B$3]+[.F83]" office:value-type="float" office:value="40.2293358815098" calcext:value-type="float">
            <text:p>40.2293358815098</text:p>
          </table:table-cell>
          <table:table-cell table:formula="of:=([.G83]-[.$B$3])*[.$B$5]" office:value-type="float" office:value="3045.86717630196" calcext:value-type="float">
            <text:p>3045.86717630196</text:p>
          </table:table-cell>
          <table:table-cell table:formula="of:=([.C83]-[.C82])*[.$B$2]*[.D83]+[.I82]-[.H83]" office:value-type="float" office:value="227160.7740086" calcext:value-type="float">
            <text:p>227160.7740086</text:p>
          </table:table-cell>
          <table:table-cell table:formula="of:=[.I83]/[.$B$1]/[.$B$4]" office:value-type="float" office:value="9.04446464439402" calcext:value-type="float">
            <text:p>9.04446464439402</text:p>
          </table:table-cell>
          <table:table-cell table:formula="of:=[.J83]+[.$B$3]" office:value-type="float" office:value="34.044464644394" calcext:value-type="float">
            <text:p>34.044464644394</text:p>
          </table:table-cell>
        </table:table-row>
        <table:table-row table:style-name="ro1">
          <table:table-cell table:number-columns-repeated="2"/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([.C84]-[.C83])*[.$B$2]*[.D84]+[.E83]" office:value-type="float" office:value="382500" calcext:value-type="float">
            <text:p>382500</text:p>
          </table:table-cell>
          <table:table-cell table:formula="of:=[.E84]/[.$B$4]/[.$B$1]" office:value-type="float" office:value="15.2293358815098" calcext:value-type="float">
            <text:p>15.2293358815098</text:p>
          </table:table-cell>
          <table:table-cell table:formula="of:=[.$B$3]+[.F84]" office:value-type="float" office:value="40.2293358815098" calcext:value-type="float">
            <text:p>40.2293358815098</text:p>
          </table:table-cell>
          <table:table-cell table:formula="of:=([.G84]-[.$B$3])*[.$B$5]" office:value-type="float" office:value="3045.86717630196" calcext:value-type="float">
            <text:p>3045.86717630196</text:p>
          </table:table-cell>
          <table:table-cell table:formula="of:=([.C84]-[.C83])*[.$B$2]*[.D84]+[.I83]-[.H84]" office:value-type="float" office:value="224114.906832298" calcext:value-type="float">
            <text:p>224114.906832298</text:p>
          </table:table-cell>
          <table:table-cell table:formula="of:=[.I84]/[.$B$1]/[.$B$4]" office:value-type="float" office:value="8.92319265935254" calcext:value-type="float">
            <text:p>8.92319265935254</text:p>
          </table:table-cell>
          <table:table-cell table:formula="of:=[.J84]+[.$B$3]" office:value-type="float" office:value="33.9231926593525" calcext:value-type="float">
            <text:p>33.9231926593525</text:p>
          </table:table-cell>
        </table:table-row>
        <table:table-row table:style-name="ro1"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([.C85]-[.C84])*[.$B$2]*[.D85]+[.E84]" office:value-type="float" office:value="382500" calcext:value-type="float">
            <text:p>382500</text:p>
          </table:table-cell>
          <table:table-cell table:formula="of:=[.E85]/[.$B$4]/[.$B$1]" office:value-type="float" office:value="15.2293358815098" calcext:value-type="float">
            <text:p>15.2293358815098</text:p>
          </table:table-cell>
          <table:table-cell table:formula="of:=[.$B$3]+[.F85]" office:value-type="float" office:value="40.2293358815098" calcext:value-type="float">
            <text:p>40.2293358815098</text:p>
          </table:table-cell>
          <table:table-cell table:formula="of:=([.G85]-[.$B$3])*[.$B$5]" office:value-type="float" office:value="3045.86717630196" calcext:value-type="float">
            <text:p>3045.86717630196</text:p>
          </table:table-cell>
          <table:table-cell table:formula="of:=([.C85]-[.C84])*[.$B$2]*[.D85]+[.I84]-[.H85]" office:value-type="float" office:value="221069.039655996" calcext:value-type="float">
            <text:p>221069.039655996</text:p>
          </table:table-cell>
          <table:table-cell table:formula="of:=[.I85]/[.$B$1]/[.$B$4]" office:value-type="float" office:value="8.80192067431105" calcext:value-type="float">
            <text:p>8.80192067431105</text:p>
          </table:table-cell>
          <table:table-cell table:formula="of:=[.J85]+[.$B$3]" office:value-type="float" office:value="33.801920674311" calcext:value-type="float">
            <text:p>33.801920674311</text:p>
          </table:table-cell>
        </table:table-row>
        <table:table-row table:style-name="ro1">
          <table:table-cell table:number-columns-repeated="2"/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([.C86]-[.C85])*[.$B$2]*[.D86]+[.E85]" office:value-type="float" office:value="382500" calcext:value-type="float">
            <text:p>382500</text:p>
          </table:table-cell>
          <table:table-cell table:formula="of:=[.E86]/[.$B$4]/[.$B$1]" office:value-type="float" office:value="15.2293358815098" calcext:value-type="float">
            <text:p>15.2293358815098</text:p>
          </table:table-cell>
          <table:table-cell table:formula="of:=[.$B$3]+[.F86]" office:value-type="float" office:value="40.2293358815098" calcext:value-type="float">
            <text:p>40.2293358815098</text:p>
          </table:table-cell>
          <table:table-cell table:formula="of:=([.G86]-[.$B$3])*[.$B$5]" office:value-type="float" office:value="3045.86717630196" calcext:value-type="float">
            <text:p>3045.86717630196</text:p>
          </table:table-cell>
          <table:table-cell table:formula="of:=([.C86]-[.C85])*[.$B$2]*[.D86]+[.I85]-[.H86]" office:value-type="float" office:value="218023.172479694" calcext:value-type="float">
            <text:p>218023.172479694</text:p>
          </table:table-cell>
          <table:table-cell table:formula="of:=[.I86]/[.$B$1]/[.$B$4]" office:value-type="float" office:value="8.68064868926957" calcext:value-type="float">
            <text:p>8.68064868926957</text:p>
          </table:table-cell>
          <table:table-cell table:formula="of:=[.J86]+[.$B$3]" office:value-type="float" office:value="33.6806486892696" calcext:value-type="float">
            <text:p>33.6806486892696</text:p>
          </table:table-cell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([.C87]-[.C86])*[.$B$2]*[.D87]+[.E86]" office:value-type="float" office:value="382500" calcext:value-type="float">
            <text:p>382500</text:p>
          </table:table-cell>
          <table:table-cell table:formula="of:=[.E87]/[.$B$4]/[.$B$1]" office:value-type="float" office:value="15.2293358815098" calcext:value-type="float">
            <text:p>15.2293358815098</text:p>
          </table:table-cell>
          <table:table-cell table:formula="of:=[.$B$3]+[.F87]" office:value-type="float" office:value="40.2293358815098" calcext:value-type="float">
            <text:p>40.2293358815098</text:p>
          </table:table-cell>
          <table:table-cell table:formula="of:=([.G87]-[.$B$3])*[.$B$5]" office:value-type="float" office:value="3045.86717630196" calcext:value-type="float">
            <text:p>3045.86717630196</text:p>
          </table:table-cell>
          <table:table-cell table:formula="of:=([.C87]-[.C86])*[.$B$2]*[.D87]+[.I86]-[.H87]" office:value-type="float" office:value="214977.305303392" calcext:value-type="float">
            <text:p>214977.305303392</text:p>
          </table:table-cell>
          <table:table-cell table:formula="of:=[.I87]/[.$B$1]/[.$B$4]" office:value-type="float" office:value="8.55937670422808" calcext:value-type="float">
            <text:p>8.55937670422808</text:p>
          </table:table-cell>
          <table:table-cell table:formula="of:=[.J87]+[.$B$3]" office:value-type="float" office:value="33.5593767042281" calcext:value-type="float">
            <text:p>33.5593767042281</text:p>
          </table:table-cell>
        </table:table-row>
        <table:table-row table:style-name="ro1">
          <table:table-cell table:number-columns-repeated="2"/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formula="of:=([.C88]-[.C87])*[.$B$2]*[.D88]+[.E87]" office:value-type="float" office:value="382500" calcext:value-type="float">
            <text:p>382500</text:p>
          </table:table-cell>
          <table:table-cell table:formula="of:=[.E88]/[.$B$4]/[.$B$1]" office:value-type="float" office:value="15.2293358815098" calcext:value-type="float">
            <text:p>15.2293358815098</text:p>
          </table:table-cell>
          <table:table-cell table:formula="of:=[.$B$3]+[.F88]" office:value-type="float" office:value="40.2293358815098" calcext:value-type="float">
            <text:p>40.2293358815098</text:p>
          </table:table-cell>
          <table:table-cell table:formula="of:=([.G88]-[.$B$3])*[.$B$5]" office:value-type="float" office:value="3045.86717630196" calcext:value-type="float">
            <text:p>3045.86717630196</text:p>
          </table:table-cell>
          <table:table-cell table:formula="of:=([.C88]-[.C87])*[.$B$2]*[.D88]+[.I87]-[.H88]" office:value-type="float" office:value="211931.438127091" calcext:value-type="float">
            <text:p>211931.438127091</text:p>
          </table:table-cell>
          <table:table-cell table:formula="of:=[.I88]/[.$B$1]/[.$B$4]" office:value-type="float" office:value="8.4381047191866" calcext:value-type="float">
            <text:p>8.4381047191866</text:p>
          </table:table-cell>
          <table:table-cell table:formula="of:=[.J88]+[.$B$3]" office:value-type="float" office:value="33.4381047191866" calcext:value-type="float">
            <text:p>33.4381047191866</text:p>
          </table:table-cell>
        </table:table-row>
        <table:table-row table:style-name="ro1"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table:formula="of:=([.C89]-[.C88])*[.$B$2]*[.D89]+[.E88]" office:value-type="float" office:value="382500" calcext:value-type="float">
            <text:p>382500</text:p>
          </table:table-cell>
          <table:table-cell table:formula="of:=[.E89]/[.$B$4]/[.$B$1]" office:value-type="float" office:value="15.2293358815098" calcext:value-type="float">
            <text:p>15.2293358815098</text:p>
          </table:table-cell>
          <table:table-cell table:formula="of:=[.$B$3]+[.F89]" office:value-type="float" office:value="40.2293358815098" calcext:value-type="float">
            <text:p>40.2293358815098</text:p>
          </table:table-cell>
          <table:table-cell table:formula="of:=([.G89]-[.$B$3])*[.$B$5]" office:value-type="float" office:value="3045.86717630196" calcext:value-type="float">
            <text:p>3045.86717630196</text:p>
          </table:table-cell>
          <table:table-cell table:formula="of:=([.C89]-[.C88])*[.$B$2]*[.D89]+[.I88]-[.H89]" office:value-type="float" office:value="208885.570950789" calcext:value-type="float">
            <text:p>208885.570950789</text:p>
          </table:table-cell>
          <table:table-cell table:formula="of:=[.I89]/[.$B$1]/[.$B$4]" office:value-type="float" office:value="8.31683273414511" calcext:value-type="float">
            <text:p>8.31683273414511</text:p>
          </table:table-cell>
          <table:table-cell table:formula="of:=[.J89]+[.$B$3]" office:value-type="float" office:value="33.3168327341451" calcext:value-type="float">
            <text:p>33.3168327341451</text:p>
          </table:table-cell>
        </table:table-row>
        <table:table-row table:style-name="ro1">
          <table:table-cell table:number-columns-repeated="2"/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table:formula="of:=([.C90]-[.C89])*[.$B$2]*[.D90]+[.E89]" office:value-type="float" office:value="382500" calcext:value-type="float">
            <text:p>382500</text:p>
          </table:table-cell>
          <table:table-cell table:formula="of:=[.E90]/[.$B$4]/[.$B$1]" office:value-type="float" office:value="15.2293358815098" calcext:value-type="float">
            <text:p>15.2293358815098</text:p>
          </table:table-cell>
          <table:table-cell table:formula="of:=[.$B$3]+[.F90]" office:value-type="float" office:value="40.2293358815098" calcext:value-type="float">
            <text:p>40.2293358815098</text:p>
          </table:table-cell>
          <table:table-cell table:formula="of:=([.G90]-[.$B$3])*[.$B$5]" office:value-type="float" office:value="3045.86717630196" calcext:value-type="float">
            <text:p>3045.86717630196</text:p>
          </table:table-cell>
          <table:table-cell table:formula="of:=([.C90]-[.C89])*[.$B$2]*[.D90]+[.I89]-[.H90]" office:value-type="float" office:value="205839.703774487" calcext:value-type="float">
            <text:p>205839.703774487</text:p>
          </table:table-cell>
          <table:table-cell table:formula="of:=[.I90]/[.$B$1]/[.$B$4]" office:value-type="float" office:value="8.19556074910362" calcext:value-type="float">
            <text:p>8.19556074910362</text:p>
          </table:table-cell>
          <table:table-cell table:formula="of:=[.J90]+[.$B$3]" office:value-type="float" office:value="33.1955607491036" calcext:value-type="float">
            <text:p>33.1955607491036</text:p>
          </table:table-cell>
        </table:table-row>
        <table:table-row table:style-name="ro1"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table:formula="of:=([.C91]-[.C90])*[.$B$2]*[.D91]+[.E90]" office:value-type="float" office:value="382500" calcext:value-type="float">
            <text:p>382500</text:p>
          </table:table-cell>
          <table:table-cell table:formula="of:=[.E91]/[.$B$4]/[.$B$1]" office:value-type="float" office:value="15.2293358815098" calcext:value-type="float">
            <text:p>15.2293358815098</text:p>
          </table:table-cell>
          <table:table-cell table:formula="of:=[.$B$3]+[.F91]" office:value-type="float" office:value="40.2293358815098" calcext:value-type="float">
            <text:p>40.2293358815098</text:p>
          </table:table-cell>
          <table:table-cell table:formula="of:=([.G91]-[.$B$3])*[.$B$5]" office:value-type="float" office:value="3045.86717630196" calcext:value-type="float">
            <text:p>3045.86717630196</text:p>
          </table:table-cell>
          <table:table-cell table:formula="of:=([.C91]-[.C90])*[.$B$2]*[.D91]+[.I90]-[.H91]" office:value-type="float" office:value="202793.836598185" calcext:value-type="float">
            <text:p>202793.836598185</text:p>
          </table:table-cell>
          <table:table-cell table:formula="of:=[.I91]/[.$B$1]/[.$B$4]" office:value-type="float" office:value="8.07428876406214" calcext:value-type="float">
            <text:p>8.07428876406214</text:p>
          </table:table-cell>
          <table:table-cell table:formula="of:=[.J91]+[.$B$3]" office:value-type="float" office:value="33.0742887640621" calcext:value-type="float">
            <text:p>33.0742887640621</text:p>
          </table:table-cell>
        </table:table-row>
        <table:table-row table:style-name="ro1">
          <table:table-cell table:number-columns-repeated="2"/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table:formula="of:=([.C92]-[.C91])*[.$B$2]*[.D92]+[.E91]" office:value-type="float" office:value="382500" calcext:value-type="float">
            <text:p>382500</text:p>
          </table:table-cell>
          <table:table-cell table:formula="of:=[.E92]/[.$B$4]/[.$B$1]" office:value-type="float" office:value="15.2293358815098" calcext:value-type="float">
            <text:p>15.2293358815098</text:p>
          </table:table-cell>
          <table:table-cell table:formula="of:=[.$B$3]+[.F92]" office:value-type="float" office:value="40.2293358815098" calcext:value-type="float">
            <text:p>40.2293358815098</text:p>
          </table:table-cell>
          <table:table-cell table:formula="of:=([.G92]-[.$B$3])*[.$B$5]" office:value-type="float" office:value="3045.86717630196" calcext:value-type="float">
            <text:p>3045.86717630196</text:p>
          </table:table-cell>
          <table:table-cell table:formula="of:=([.C92]-[.C91])*[.$B$2]*[.D92]+[.I91]-[.H92]" office:value-type="float" office:value="199747.969421883" calcext:value-type="float">
            <text:p>199747.969421883</text:p>
          </table:table-cell>
          <table:table-cell table:formula="of:=[.I92]/[.$B$1]/[.$B$4]" office:value-type="float" office:value="7.95301677902065" calcext:value-type="float">
            <text:p>7.95301677902065</text:p>
          </table:table-cell>
          <table:table-cell table:formula="of:=[.J92]+[.$B$3]" office:value-type="float" office:value="32.9530167790206" calcext:value-type="float">
            <text:p>32.9530167790206</text:p>
          </table:table-cell>
        </table:table-row>
        <table:table-row table:style-name="ro1"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table:formula="of:=([.C93]-[.C92])*[.$B$2]*[.D93]+[.E92]" office:value-type="float" office:value="382500" calcext:value-type="float">
            <text:p>382500</text:p>
          </table:table-cell>
          <table:table-cell table:formula="of:=[.E93]/[.$B$4]/[.$B$1]" office:value-type="float" office:value="15.2293358815098" calcext:value-type="float">
            <text:p>15.2293358815098</text:p>
          </table:table-cell>
          <table:table-cell table:formula="of:=[.$B$3]+[.F93]" office:value-type="float" office:value="40.2293358815098" calcext:value-type="float">
            <text:p>40.2293358815098</text:p>
          </table:table-cell>
          <table:table-cell table:formula="of:=([.G93]-[.$B$3])*[.$B$5]" office:value-type="float" office:value="3045.86717630196" calcext:value-type="float">
            <text:p>3045.86717630196</text:p>
          </table:table-cell>
          <table:table-cell table:formula="of:=([.C93]-[.C92])*[.$B$2]*[.D93]+[.I92]-[.H93]" office:value-type="float" office:value="196702.102245581" calcext:value-type="float">
            <text:p>196702.102245581</text:p>
          </table:table-cell>
          <table:table-cell table:formula="of:=[.I93]/[.$B$1]/[.$B$4]" office:value-type="float" office:value="7.83174479397917" calcext:value-type="float">
            <text:p>7.83174479397917</text:p>
          </table:table-cell>
          <table:table-cell table:formula="of:=[.J93]+[.$B$3]" office:value-type="float" office:value="32.8317447939792" calcext:value-type="float">
            <text:p>32.8317447939792</text:p>
          </table:table-cell>
        </table:table-row>
        <table:table-row table:style-name="ro1">
          <table:table-cell table:number-columns-repeated="2"/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table:formula="of:=([.C94]-[.C93])*[.$B$2]*[.D94]+[.E93]" office:value-type="float" office:value="382500" calcext:value-type="float">
            <text:p>382500</text:p>
          </table:table-cell>
          <table:table-cell table:formula="of:=[.E94]/[.$B$4]/[.$B$1]" office:value-type="float" office:value="15.2293358815098" calcext:value-type="float">
            <text:p>15.2293358815098</text:p>
          </table:table-cell>
          <table:table-cell table:formula="of:=[.$B$3]+[.F94]" office:value-type="float" office:value="40.2293358815098" calcext:value-type="float">
            <text:p>40.2293358815098</text:p>
          </table:table-cell>
          <table:table-cell table:formula="of:=([.G94]-[.$B$3])*[.$B$5]" office:value-type="float" office:value="3045.86717630196" calcext:value-type="float">
            <text:p>3045.86717630196</text:p>
          </table:table-cell>
          <table:table-cell table:formula="of:=([.C94]-[.C93])*[.$B$2]*[.D94]+[.I93]-[.H94]" office:value-type="float" office:value="193656.235069279" calcext:value-type="float">
            <text:p>193656.235069279</text:p>
          </table:table-cell>
          <table:table-cell table:formula="of:=[.I94]/[.$B$1]/[.$B$4]" office:value-type="float" office:value="7.71047280893768" calcext:value-type="float">
            <text:p>7.71047280893768</text:p>
          </table:table-cell>
          <table:table-cell table:formula="of:=[.J94]+[.$B$3]" office:value-type="float" office:value="32.7104728089377" calcext:value-type="float">
            <text:p>32.7104728089377</text:p>
          </table:table-cell>
        </table:table-row>
        <table:table-row table:style-name="ro1">
          <table:table-cell table:number-columns-repeated="2"/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([.C95]-[.C94])*[.$B$2]*[.D95]+[.E94]" office:value-type="float" office:value="382500" calcext:value-type="float">
            <text:p>382500</text:p>
          </table:table-cell>
          <table:table-cell table:formula="of:=[.E95]/[.$B$4]/[.$B$1]" office:value-type="float" office:value="15.2293358815098" calcext:value-type="float">
            <text:p>15.2293358815098</text:p>
          </table:table-cell>
          <table:table-cell table:formula="of:=[.$B$3]+[.F95]" office:value-type="float" office:value="40.2293358815098" calcext:value-type="float">
            <text:p>40.2293358815098</text:p>
          </table:table-cell>
          <table:table-cell table:formula="of:=([.G95]-[.$B$3])*[.$B$5]" office:value-type="float" office:value="3045.86717630196" calcext:value-type="float">
            <text:p>3045.86717630196</text:p>
          </table:table-cell>
          <table:table-cell table:formula="of:=([.C95]-[.C94])*[.$B$2]*[.D95]+[.I94]-[.H95]" office:value-type="float" office:value="190610.367892977" calcext:value-type="float">
            <text:p>190610.367892977</text:p>
          </table:table-cell>
          <table:table-cell table:formula="of:=[.I95]/[.$B$1]/[.$B$4]" office:value-type="float" office:value="7.5892008238962" calcext:value-type="float">
            <text:p>7.5892008238962</text:p>
          </table:table-cell>
          <table:table-cell table:formula="of:=[.J95]+[.$B$3]" office:value-type="float" office:value="32.5892008238962" calcext:value-type="float">
            <text:p>32.58920082389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3T23:41:39.936505957</meta:creation-date>
    <dc:date>2021-08-23T23:54:01.784660028</dc:date>
    <meta:editing-duration>PT2M1S</meta:editing-duration>
    <meta:editing-cycles>1</meta:editing-cycles>
    <meta:document-statistic meta:table-count="1" meta:cell-count="820" meta:object-count="1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62cm" svg:y="4.201cm" style:legend-expansion="high" chart:style-name="ch2"/>
        <chart:plot-area chart:style-name="ch3" table:cell-range-address="Sheet1.K6:Sheet1.K95" chart:data-source-has-labels="row" svg:x="0.32cm" svg:y="0.18cm" svg:width="13.222cm" svg:height="8.64cm">
          <chartooo:coordinate-region svg:x="0.941cm" svg:y="0.379cm" svg:width="12.461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7:Sheet1.K95" chart:label-cell-address="Sheet1.K6:Sheet1.K6" chart:class="chart:line">
            <chart:data-point chart:repeated="8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cor</text:p>
                <draw:g>
                  <svg:desc>Sheet1.K6:Sheet1.K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K7:Sheet1.K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2962365469896">
                <text:p>25.2962365469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.5900952119195">
                <text:p>25.59009521191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8815759947898">
                <text:p>25.88157599478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.1706788956005">
                <text:p>26.1706788956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.4574039143515">
                <text:p>26.45740391435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.7417510510429">
                <text:p>26.7417510510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0237203056746">
                <text:p>27.02372030567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3033116782468">
                <text:p>27.30331167824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5805251687592">
                <text:p>27.58052516875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.8553607772121">
                <text:p>27.85536077721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.1278185036053">
                <text:p>28.12781850360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3978983479389">
                <text:p>28.39789834793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6656003102128">
                <text:p>28.66560031021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.9309243904271">
                <text:p>28.93092439042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.1938705885817">
                <text:p>29.19387058858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.4544389046768">
                <text:p>29.45443890467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.7126293387121">
                <text:p>29.71262933871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.9684418906879">
                <text:p>29.96844189068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.221876560604">
                <text:p>30.2218765606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.4729333484605">
                <text:p>30.47293334846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.7216122542573">
                <text:p>30.72161225425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.9679132779945">
                <text:p>30.96791327799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.2118364196721">
                <text:p>31.21183641967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.45338167929">
                <text:p>31.453381679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.6925490568483">
                <text:p>31.69254905684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.9293385523469">
                <text:p>31.92933855234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.1637501657859">
                <text:p>32.16375016578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.3957838971653">
                <text:p>32.39578389716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.6254397464851">
                <text:p>32.62543974648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.8527177137452">
                <text:p>32.85271771374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.0776177989456">
                <text:p>33.07761779894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.3001400020864">
                <text:p>33.30014000208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.5202843231676">
                <text:p>33.52028432316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.7380507621892">
                <text:p>33.73805076218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.9534393191511">
                <text:p>33.95343931915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.1664499940534">
                <text:p>34.16644999405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.377082786896">
                <text:p>34.3770827868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.585337697679">
                <text:p>34.5853376976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.7912147264024">
                <text:p>34.79121472640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.9947138730661">
                <text:p>34.99471387306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5.1958351376702">
                <text:p>35.19583513767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.3945785202147">
                <text:p>35.39457852021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.5909440206995">
                <text:p>35.59094402069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.7849316391247">
                <text:p>35.78493163912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.9765413754903">
                <text:p>35.97654137549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.1657732297962">
                <text:p>36.16577322979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6.3526272020424">
                <text:p>36.35262720204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6.5371032922291">
                <text:p>36.53710329222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.7192015003561">
                <text:p>36.71920150035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.8989218264234">
                <text:p>36.89892182642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.0762642704312">
                <text:p>37.07626427043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6.9549922853897">
                <text:p>36.95499228538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.8337203003482">
                <text:p>36.83372030034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.7124483153067">
                <text:p>36.71244831530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.5911763302652">
                <text:p>36.59117633026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6.4699043452237">
                <text:p>36.46990434522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6.3486323601823">
                <text:p>36.34863236018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6.2273603751408">
                <text:p>36.22736037514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.1060883900993">
                <text:p>36.10608839009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.9848164050578">
                <text:p>35.98481640505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.8635444200163">
                <text:p>35.86354442001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.7422724349748">
                <text:p>35.74227243497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5.6210004499333">
                <text:p>35.6210004499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.4997284648919">
                <text:p>35.49972846489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5.3784564798504">
                <text:p>35.37845647985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.2571844948089">
                <text:p>35.25718449480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.1359125097674">
                <text:p>35.13591250976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.0146405247259">
                <text:p>35.01464052472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.8933685396844">
                <text:p>34.89336853968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.7720965546429">
                <text:p>34.77209655464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.6508245696015">
                <text:p>34.65082456960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.52955258456">
                <text:p>34.529552584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.4082805995185">
                <text:p>34.40828059951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.287008614477">
                <text:p>34.2870086144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.1657366294355">
                <text:p>34.16573662943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.044464644394">
                <text:p>34.0444646443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.9231926593525">
                <text:p>33.92319265935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.801920674311">
                <text:p>33.8019206743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.6806486892696">
                <text:p>33.68064868926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3.5593767042281">
                <text:p>33.55937670422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.4381047191866">
                <text:p>33.43810471918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.3168327341451">
                <text:p>33.31683273414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.1955607491036">
                <text:p>33.19556074910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.0742887640621">
                <text:p>33.07428876406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2.9530167790206">
                <text:p>32.95301677902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2.8317447939792">
                <text:p>32.83174479397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.7104728089377">
                <text:p>32.71047280893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2.5892008238962">
                <text:p>32.58920082389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